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normal" officeooo:paragraph-rsid="0011bbd4" style:font-weight-asian="normal" style:font-weight-complex="normal"/>
    </style:style>
    <style:style style:name="P39" style:family="paragraph" style:parent-style-name="Text_20_body">
      <style:text-properties officeooo:paragraph-rsid="002897e1"/>
    </style:style>
    <style:style style:name="P40"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1"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2"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3"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4"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5"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6"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47"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48" style:family="paragraph" style:parent-style-name="Text_20_body">
      <style:paragraph-properties fo:padding="0.049cm" fo:border="0.06pt solid #e5e7eb"/>
      <style:text-properties loext:padding="0.049cm" loext:border="0.06pt solid #e5e7eb"/>
    </style:style>
    <style:style style:name="P49" style:family="paragraph" style:parent-style-name="Text_20_body">
      <style:paragraph-properties fo:padding="0.049cm" fo:border="0.06pt solid #e5e7eb"/>
      <style:text-properties officeooo:paragraph-rsid="0056abb5" loext:padding="0.049cm" loext:border="0.06pt solid #e5e7eb"/>
    </style:style>
    <style:style style:name="P50" style:family="paragraph" style:parent-style-name="Heading_20_3">
      <style:paragraph-properties fo:padding="0.049cm" fo:border="0.06pt solid #e5e7eb"/>
    </style:style>
    <style:style style:name="P51" style:family="paragraph" style:parent-style-name="Heading_20_3">
      <style:paragraph-properties fo:padding="0.049cm" fo:border="0.06pt solid #e5e7eb"/>
      <style:text-properties loext:padding="0.049cm" loext:border="0.06pt solid #e5e7eb"/>
    </style:style>
    <style:style style:name="P52" style:family="paragraph" style:parent-style-name="Heading_20_3">
      <style:paragraph-properties fo:padding="0.049cm" fo:border="0.06pt solid #e5e7eb"/>
      <style:text-properties officeooo:paragraph-rsid="0056abb5" loext:padding="0.049cm" loext:border="0.06pt solid #e5e7eb"/>
    </style:style>
    <style:style style:name="P53" style:family="paragraph" style:parent-style-name="Heading_20_3">
      <style:paragraph-properties fo:padding="0.049cm" fo:border="0.06pt solid #e5e7eb"/>
      <style:text-properties officeooo:paragraph-rsid="0056abb5"/>
    </style:style>
    <style:style style:name="P54"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55"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56"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57"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text-properties officeooo:paragraph-rsid="0011bbd4"/>
    </style:style>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text-properties officeooo:paragraph-rsid="002897e1"/>
    </style:style>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text-properties fo:font-weight="bold" officeooo:rsid="0074c8ca" officeooo:paragraph-rsid="0074c8ca" style:font-weight-asian="bold" style:font-weight-complex="bold"/>
    </style:style>
    <style:style style:name="P75" style:family="paragraph" style:parent-style-name="Text_20_body" style:list-style-name="L1">
      <style:paragraph-properties fo:margin-top="0cm" fo:margin-bottom="0cm" loext:contextual-spacing="false"/>
    </style:style>
    <style:style style:name="P76" style:family="paragraph" style:parent-style-name="Text_20_body" style:list-style-name="L1">
      <style:paragraph-properties fo:margin-top="0cm" fo:margin-bottom="0cm" loext:contextual-spacing="false"/>
      <style:text-properties officeooo:paragraph-rsid="00083ef9"/>
    </style:style>
    <style:style style:name="P77" style:family="paragraph" style:parent-style-name="Text_20_body" style:list-style-name="L2">
      <style:paragraph-properties fo:margin-top="0cm" fo:margin-bottom="0cm" loext:contextual-spacing="false"/>
    </style:style>
    <style:style style:name="P78" style:family="paragraph" style:parent-style-name="Text_20_body" style:list-style-name="L3">
      <style:paragraph-properties fo:margin-top="0cm" fo:margin-bottom="0cm" loext:contextual-spacing="false"/>
    </style:style>
    <style:style style:name="P79" style:family="paragraph" style:parent-style-name="Text_20_body" style:list-style-name="L4">
      <style:paragraph-properties fo:margin-top="0cm" fo:margin-bottom="0cm" loext:contextual-spacing="false"/>
    </style:style>
    <style:style style:name="P80" style:family="paragraph" style:parent-style-name="Text_20_body" style:list-style-name="L5">
      <style:paragraph-properties fo:margin-top="0cm" fo:margin-bottom="0cm" loext:contextual-spacing="false"/>
    </style:style>
    <style:style style:name="P81" style:family="paragraph" style:parent-style-name="Text_20_body" style:list-style-name="L6">
      <style:paragraph-properties fo:margin-top="0cm" fo:margin-bottom="0cm" loext:contextual-spacing="false"/>
    </style:style>
    <style:style style:name="P82" style:family="paragraph" style:parent-style-name="Text_20_body" style:list-style-name="L6">
      <style:paragraph-properties fo:margin-top="0cm" fo:margin-bottom="0cm" loext:contextual-spacing="false"/>
      <style:text-properties officeooo:paragraph-rsid="0011eac2"/>
    </style:style>
    <style:style style:name="P83" style:family="paragraph" style:parent-style-name="Text_20_body" style:list-style-name="L7">
      <style:paragraph-properties fo:margin-top="0cm" fo:margin-bottom="0cm" loext:contextual-spacing="false"/>
    </style:style>
    <style:style style:name="P84" style:family="paragraph" style:parent-style-name="Text_20_body" style:list-style-name="L7">
      <style:paragraph-properties fo:margin-top="0cm" fo:margin-bottom="0cm" loext:contextual-spacing="false"/>
      <style:text-properties officeooo:paragraph-rsid="00135db6"/>
    </style:style>
    <style:style style:name="P85" style:family="paragraph" style:parent-style-name="Text_20_body" style:list-style-name="L8">
      <style:paragraph-properties fo:margin-top="0cm" fo:margin-bottom="0cm" loext:contextual-spacing="false"/>
    </style:style>
    <style:style style:name="P86" style:family="paragraph" style:parent-style-name="Text_20_body" style:list-style-name="L9">
      <style:paragraph-properties fo:margin-top="0cm" fo:margin-bottom="0cm" loext:contextual-spacing="false"/>
    </style:style>
    <style:style style:name="P87" style:family="paragraph" style:parent-style-name="Text_20_body" style:list-style-name="L10">
      <style:paragraph-properties fo:margin-top="0cm" fo:margin-bottom="0cm" loext:contextual-spacing="false"/>
    </style:style>
    <style:style style:name="P88" style:family="paragraph" style:parent-style-name="Text_20_body" style:list-style-name="L11">
      <style:paragraph-properties fo:margin-top="0cm" fo:margin-bottom="0cm" loext:contextual-spacing="false"/>
    </style:style>
    <style:style style:name="P89" style:family="paragraph" style:parent-style-name="Text_20_body" style:list-style-name="L13">
      <style:paragraph-properties fo:margin-top="0cm" fo:margin-bottom="0cm" loext:contextual-spacing="false"/>
    </style:style>
    <style:style style:name="P90" style:family="paragraph" style:parent-style-name="Text_20_body" style:list-style-name="L14">
      <style:paragraph-properties fo:margin-top="0cm" fo:margin-bottom="0cm" loext:contextual-spacing="false"/>
    </style:style>
    <style:style style:name="P91" style:family="paragraph" style:parent-style-name="Text_20_body" style:list-style-name="L16">
      <style:paragraph-properties fo:margin-top="0cm" fo:margin-bottom="0cm" loext:contextual-spacing="false"/>
    </style:style>
    <style:style style:name="P92" style:family="paragraph" style:parent-style-name="Text_20_body" style:list-style-name="L17">
      <style:paragraph-properties fo:margin-top="0cm" fo:margin-bottom="0cm" loext:contextual-spacing="false" fo:padding="0cm" fo:border="none"/>
    </style:style>
    <style:style style:name="P93" style:family="paragraph" style:parent-style-name="Text_20_body" style:list-style-name="L18">
      <style:paragraph-properties fo:margin-top="0cm" fo:margin-bottom="0cm" loext:contextual-spacing="false" fo:padding="0cm" fo:border="none"/>
    </style:style>
    <style:style style:name="P94" style:family="paragraph" style:parent-style-name="Text_20_body" style:list-style-name="L19">
      <style:paragraph-properties fo:margin-top="0cm" fo:margin-bottom="0cm" loext:contextual-spacing="false" fo:padding="0cm" fo:border="none"/>
    </style:style>
    <style:style style:name="P95" style:family="paragraph" style:parent-style-name="Text_20_body" style:list-style-name="L19">
      <style:paragraph-properties fo:margin-top="0cm" fo:margin-bottom="0cm" loext:contextual-spacing="false" fo:padding="0cm" fo:border="none"/>
      <style:text-properties officeooo:paragraph-rsid="003c702f"/>
    </style:style>
    <style:style style:name="P96"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97"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98"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99" style:family="paragraph" style:parent-style-name="Text_20_body" style:list-style-name="L20">
      <style:paragraph-properties fo:margin-top="0cm" fo:margin-bottom="0cm" loext:contextual-spacing="false" fo:padding="0cm" fo:border="none"/>
    </style:style>
    <style:style style:name="P100" style:family="paragraph" style:parent-style-name="Text_20_body" style:list-style-name="L21">
      <style:paragraph-properties fo:margin-top="0cm" fo:margin-bottom="0cm" loext:contextual-spacing="false" fo:padding="0cm" fo:border="none"/>
    </style:style>
    <style:style style:name="P101" style:family="paragraph" style:parent-style-name="Text_20_body" style:list-style-name="L22">
      <style:paragraph-properties fo:margin-top="0cm" fo:margin-bottom="0cm" loext:contextual-spacing="false" fo:padding="0cm" fo:border="none"/>
    </style:style>
    <style:style style:name="P102" style:family="paragraph" style:parent-style-name="Text_20_body" style:list-style-name="L22">
      <style:paragraph-properties fo:margin-top="0cm" fo:margin-bottom="0cm" loext:contextual-spacing="false" fo:padding="0cm" fo:border="none"/>
      <style:text-properties officeooo:paragraph-rsid="00422cbe"/>
    </style:style>
    <style:style style:name="P103" style:family="paragraph" style:parent-style-name="Text_20_body" style:list-style-name="L23">
      <style:paragraph-properties fo:margin-top="0cm" fo:margin-bottom="0cm" loext:contextual-spacing="false" fo:padding="0cm" fo:border="none"/>
    </style:style>
    <style:style style:name="P104" style:family="paragraph" style:parent-style-name="Text_20_body" style:list-style-name="L24">
      <style:paragraph-properties fo:margin-top="0cm" fo:margin-bottom="0cm" loext:contextual-spacing="false" fo:padding="0cm" fo:border="none"/>
    </style:style>
    <style:style style:name="P105" style:family="paragraph" style:parent-style-name="Text_20_body" style:list-style-name="L24">
      <style:paragraph-properties fo:margin-top="0cm" fo:margin-bottom="0cm" loext:contextual-spacing="false" fo:padding="0cm" fo:border="none"/>
      <style:text-properties officeooo:paragraph-rsid="00481e70"/>
    </style:style>
    <style:style style:name="P106" style:family="paragraph" style:parent-style-name="Text_20_body" style:list-style-name="L25">
      <style:paragraph-properties fo:margin-top="0cm" fo:margin-bottom="0cm" loext:contextual-spacing="false" fo:padding="0.049cm" fo:border="0.06pt solid #e5e7eb"/>
    </style:style>
    <style:style style:name="P107"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08"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09"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10"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11"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12" style:family="paragraph" style:parent-style-name="Text_20_body" style:list-style-name="L27">
      <style:paragraph-properties fo:margin-top="0cm" fo:margin-bottom="0cm" loext:contextual-spacing="false" fo:padding="0.049cm" fo:border="0.06pt solid #e5e7eb"/>
    </style:style>
    <style:style style:name="P113" style:family="paragraph" style:parent-style-name="Text_20_body" style:list-style-name="L28">
      <style:paragraph-properties fo:margin-top="0cm" fo:margin-bottom="0cm" loext:contextual-spacing="false" fo:padding="0.049cm" fo:border="0.06pt solid #e5e7eb"/>
    </style:style>
    <style:style style:name="P114" style:family="paragraph" style:parent-style-name="Text_20_body" style:list-style-name="L29">
      <style:paragraph-properties fo:margin-top="0cm" fo:margin-bottom="0cm" loext:contextual-spacing="false" fo:padding="0.049cm" fo:border="0.06pt solid #e5e7eb"/>
    </style:style>
    <style:style style:name="P115"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16" style:family="paragraph" style:parent-style-name="Text_20_body" style:list-style-name="L30">
      <style:paragraph-properties fo:margin-top="0cm" fo:margin-bottom="0cm" loext:contextual-spacing="false" fo:padding="0.049cm" fo:border="0.06pt solid #e5e7eb"/>
    </style:style>
    <style:style style:name="P117" style:family="paragraph" style:parent-style-name="Text_20_body" style:list-style-name="L31">
      <style:paragraph-properties fo:margin-top="0cm" fo:margin-bottom="0cm" loext:contextual-spacing="false" fo:padding="0.049cm" fo:border="0.06pt solid #e5e7eb"/>
    </style:style>
    <style:style style:name="P118" style:family="paragraph" style:parent-style-name="Text_20_body" style:list-style-name="L32">
      <style:paragraph-properties fo:margin-top="0cm" fo:margin-bottom="0cm" loext:contextual-spacing="false" fo:padding="0.049cm" fo:border="0.06pt solid #e5e7eb"/>
    </style:style>
    <style:style style:name="P119" style:family="paragraph" style:parent-style-name="Text_20_body" style:list-style-name="L33">
      <style:paragraph-properties fo:margin-top="0cm" fo:margin-bottom="0cm" loext:contextual-spacing="false" fo:padding="0.049cm" fo:border="0.06pt solid #e5e7eb"/>
    </style:style>
    <style:style style:name="P120" style:family="paragraph" style:parent-style-name="Text_20_body" style:list-style-name="L34">
      <style:paragraph-properties fo:margin-top="0cm" fo:margin-bottom="0cm" loext:contextual-spacing="false" fo:padding="0.049cm" fo:border="0.06pt solid #e5e7eb"/>
    </style:style>
    <style:style style:name="P121" style:family="paragraph" style:parent-style-name="Text_20_body" style:list-style-name="L36">
      <style:paragraph-properties fo:margin-top="0cm" fo:margin-bottom="0cm" loext:contextual-spacing="false" fo:padding="0.049cm" fo:border="0.06pt solid #e5e7eb"/>
    </style:style>
    <style:style style:name="P122" style:family="paragraph" style:parent-style-name="Text_20_body" style:list-style-name="L37">
      <style:paragraph-properties fo:margin-top="0cm" fo:margin-bottom="0cm" loext:contextual-spacing="false" fo:padding="0.049cm" fo:border="0.06pt solid #e5e7eb"/>
    </style:style>
    <style:style style:name="P123" style:family="paragraph" style:parent-style-name="Text_20_body" style:list-style-name="L38">
      <style:paragraph-properties fo:margin-top="0cm" fo:margin-bottom="0cm" loext:contextual-spacing="false" fo:padding="0.049cm" fo:border="0.06pt solid #e5e7eb"/>
    </style:style>
    <style:style style:name="P124" style:family="paragraph" style:parent-style-name="Text_20_body" style:list-style-name="L39">
      <style:paragraph-properties fo:margin-top="0cm" fo:margin-bottom="0cm" loext:contextual-spacing="false" fo:padding="0.049cm" fo:border="0.06pt solid #e5e7eb"/>
    </style:style>
    <style:style style:name="P125"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26" style:family="paragraph" style:parent-style-name="Text_20_body" style:list-style-name="L40">
      <style:paragraph-properties fo:margin-top="0cm" fo:margin-bottom="0cm" loext:contextual-spacing="false" fo:padding="0.049cm" fo:border="0.06pt solid #e5e7eb"/>
    </style:style>
    <style:style style:name="P127" style:family="paragraph" style:parent-style-name="Text_20_body" style:list-style-name="L17">
      <style:paragraph-properties fo:padding="0cm" fo:border="none"/>
    </style:style>
    <style:style style:name="P128" style:family="paragraph" style:parent-style-name="Text_20_body" style:list-style-name="L18">
      <style:paragraph-properties fo:padding="0cm" fo:border="none"/>
    </style:style>
    <style:style style:name="P129" style:family="paragraph" style:parent-style-name="Text_20_body" style:list-style-name="L19">
      <style:paragraph-properties fo:padding="0cm" fo:border="none"/>
    </style:style>
    <style:style style:name="P130" style:family="paragraph" style:parent-style-name="Text_20_body" style:list-style-name="L20">
      <style:paragraph-properties fo:padding="0cm" fo:border="none"/>
    </style:style>
    <style:style style:name="P131" style:family="paragraph" style:parent-style-name="Text_20_body" style:list-style-name="L21">
      <style:paragraph-properties fo:padding="0cm" fo:border="none"/>
    </style:style>
    <style:style style:name="P132"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33" style:family="paragraph" style:parent-style-name="Text_20_body" style:list-style-name="L22">
      <style:paragraph-properties fo:padding="0cm" fo:border="none"/>
    </style:style>
    <style:style style:name="P134" style:family="paragraph" style:parent-style-name="Text_20_body" style:list-style-name="L23">
      <style:paragraph-properties fo:padding="0cm" fo:border="none"/>
    </style:style>
    <style:style style:name="P135" style:family="paragraph" style:parent-style-name="Text_20_body" style:list-style-name="L24">
      <style:paragraph-properties fo:padding="0cm" fo:border="none"/>
      <style:text-properties officeooo:paragraph-rsid="00481e70"/>
    </style:style>
    <style:style style:name="P136" style:family="paragraph" style:parent-style-name="Text_20_body" style:list-style-name="L25">
      <style:paragraph-properties fo:padding="0.049cm" fo:border="0.06pt solid #e5e7eb"/>
    </style:style>
    <style:style style:name="P137" style:family="paragraph" style:parent-style-name="Text_20_body" style:list-style-name="L26">
      <style:paragraph-properties fo:padding="0.049cm" fo:border="0.06pt solid #e5e7eb"/>
      <style:text-properties officeooo:paragraph-rsid="004f3823"/>
    </style:style>
    <style:style style:name="P138" style:family="paragraph" style:parent-style-name="Text_20_body" style:list-style-name="L27">
      <style:paragraph-properties fo:padding="0.049cm" fo:border="0.06pt solid #e5e7eb"/>
    </style:style>
    <style:style style:name="P139" style:family="paragraph" style:parent-style-name="Text_20_body" style:list-style-name="L28">
      <style:paragraph-properties fo:padding="0.049cm" fo:border="0.06pt solid #e5e7eb"/>
      <style:text-properties officeooo:paragraph-rsid="0056abb5"/>
    </style:style>
    <style:style style:name="P140" style:family="paragraph" style:parent-style-name="Text_20_body" style:list-style-name="L29">
      <style:paragraph-properties fo:padding="0.049cm" fo:border="0.06pt solid #e5e7eb"/>
    </style:style>
    <style:style style:name="P141"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42"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143" style:family="paragraph" style:parent-style-name="Text_20_body" style:list-style-name="L30">
      <style:paragraph-properties fo:padding="0.049cm" fo:border="0.06pt solid #e5e7eb"/>
      <style:text-properties officeooo:paragraph-rsid="00593727"/>
    </style:style>
    <style:style style:name="P144" style:family="paragraph" style:parent-style-name="Text_20_body" style:list-style-name="L31">
      <style:paragraph-properties fo:padding="0.049cm" fo:border="0.06pt solid #e5e7eb"/>
      <style:text-properties officeooo:paragraph-rsid="005b0adb"/>
    </style:style>
    <style:style style:name="P145" style:family="paragraph" style:parent-style-name="Text_20_body" style:list-style-name="L32">
      <style:paragraph-properties fo:padding="0.049cm" fo:border="0.06pt solid #e5e7eb"/>
      <style:text-properties officeooo:paragraph-rsid="0062f67c"/>
    </style:style>
    <style:style style:name="P146" style:family="paragraph" style:parent-style-name="Text_20_body" style:list-style-name="L33">
      <style:paragraph-properties fo:padding="0.049cm" fo:border="0.06pt solid #e5e7eb"/>
    </style:style>
    <style:style style:name="P147" style:family="paragraph" style:parent-style-name="Text_20_body" style:list-style-name="L34">
      <style:paragraph-properties fo:padding="0.049cm" fo:border="0.06pt solid #e5e7eb"/>
    </style:style>
    <style:style style:name="P148" style:family="paragraph" style:parent-style-name="Text_20_body" style:list-style-name="L35">
      <style:paragraph-properties fo:padding="0.049cm" fo:border="0.06pt solid #e5e7eb"/>
    </style:style>
    <style:style style:name="P149" style:family="paragraph" style:parent-style-name="Text_20_body" style:list-style-name="L36">
      <style:paragraph-properties fo:padding="0.049cm" fo:border="0.06pt solid #e5e7eb"/>
    </style:style>
    <style:style style:name="P150" style:family="paragraph" style:parent-style-name="Text_20_body" style:list-style-name="L37">
      <style:paragraph-properties fo:padding="0.049cm" fo:border="0.06pt solid #e5e7eb"/>
    </style:style>
    <style:style style:name="P151" style:family="paragraph" style:parent-style-name="Text_20_body" style:list-style-name="L38">
      <style:paragraph-properties fo:padding="0.049cm" fo:border="0.06pt solid #e5e7eb"/>
    </style:style>
    <style:style style:name="P152" style:family="paragraph" style:parent-style-name="Text_20_body" style:list-style-name="L39">
      <style:paragraph-properties fo:padding="0.049cm" fo:border="0.06pt solid #e5e7eb"/>
    </style:style>
    <style:style style:name="P153" style:family="paragraph" style:parent-style-name="Text_20_body" style:list-style-name="L40">
      <style:paragraph-properties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officeooo:rsid="0022baa6"/>
    </style:style>
    <style:style style:name="T77" style:family="text">
      <style:text-properties officeooo:rsid="00239dc6"/>
    </style:style>
    <style:style style:name="T78" style:family="text">
      <style:text-properties officeooo:rsid="0024d07a"/>
    </style:style>
    <style:style style:name="T79" style:family="text">
      <style:text-properties loext:padding="0.049cm" loext:border="0.06pt solid #e5e7eb"/>
    </style:style>
    <style:style style:name="T80" style:family="text">
      <style:text-properties officeooo:rsid="003572ee" loext:padding="0.049cm" loext:border="0.06pt solid #e5e7eb"/>
    </style:style>
    <style:style style:name="T81" style:family="text">
      <style:text-properties style:text-line-through-style="none" style:text-line-through-type="none" fo:font-weight="bold" officeooo:rsid="003b37f4" style:font-weight-asian="bold" style:font-weight-complex="bold" loext:padding="0.049cm" loext:border="0.06pt solid #e5e7eb"/>
    </style:style>
    <style:style style:name="T82" style:family="text">
      <style:text-properties officeooo:rsid="003c702f" loext:padding="0.049cm" loext:border="0.06pt solid #e5e7eb"/>
    </style:style>
    <style:style style:name="T83" style:family="text">
      <style:text-properties officeooo:rsid="0056abb5" loext:padding="0.049cm" loext:border="0.06pt solid #e5e7eb"/>
    </style:style>
    <style:style style:name="T84"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85" style:family="text">
      <style:text-properties officeooo:rsid="005b0adb" loext:padding="0.049cm" loext:border="0.06pt solid #e5e7eb"/>
    </style:style>
    <style:style style:name="T86"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87" style:family="text">
      <style:text-properties officeooo:rsid="0066513a" loext:padding="0.049cm" loext:border="0.06pt solid #e5e7eb"/>
    </style:style>
    <style:style style:name="T88" style:family="text">
      <style:text-properties officeooo:rsid="00697404" loext:padding="0.049cm" loext:border="0.06pt solid #e5e7eb"/>
    </style:style>
    <style:style style:name="T89" style:family="text">
      <style:text-properties officeooo:rsid="0069e2a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Introduction to Command Terminal</text:p>
      <text:list xml:id="list50475827" text:style-name="L1">
        <text:list-item>
          <text:p text:style-name="P76">What is the command line? <text:span text:style-name="T2">Use to command computer</text:span></text:p>
        </text:list-item>
        <text:list-item>
          <text:p text:style-name="P75">How do you open the command line on your computer? <text:span text:style-name="T2">ctrl+alt+t</text:span></text:p>
        </text:list-item>
        <text:list-item>
          <text:p text:style-name="P76">How can you navigate to a particular directory? <text:span text:style-name="T2">cd &lt;name of directory&gt;</text:span></text:p>
        </text:list-item>
        <text:list-item>
          <text:p text:style-name="P75">Where will <text:span text:style-name="Source_20_Text">cd</text:span> on its own navigate you to? <text:span text:style-name="T3">To home directory</text:span></text:p>
        </text:list-item>
        <text:list-item>
          <text:p text:style-name="P75">Where will <text:span text:style-name="Source_20_Text">cd ..</text:span> navigate you to? <text:span text:style-name="T3">One directory up</text:span></text:p>
        </text:list-item>
        <text:list-item>
          <text:p text:style-name="P75">How do you display the name of the directory you are currently in? <text:span text:style-name="T3">Use </text:span><text:span text:style-name="T5">pwd</text:span></text:p>
        </text:list-item>
        <text:list-item>
          <text:p text:style-name="P75">How do you display the contents of the directory you are currently in? <text:span text:style-name="T3">Use ls -</text:span><text:span text:style-name="T4">a</text:span></text:p>
        </text:list-item>
        <text:list-item>
          <text:p text:style-name="P75">How do you create a new directory? <text:span text:style-name="T3">Type “mkdir &lt;directory name&gt;”</text:span></text:p>
        </text:list-item>
        <text:list-item>
          <text:p text:style-name="P75">How do you create a new file? <text:span text:style-name="T3">Type “touch &lt;filename&gt;”</text:span></text:p>
        </text:list-item>
        <text:list-item>
          <text:p text:style-name="P75">How do you destroy a directory or file? <text:span text:style-name="T3">Type “rm -r &lt;directory&gt;”</text:span></text:p>
        </text:list-item>
        <text:list-item>
          <text:p text:style-name="P58">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4182373082" text:style-name="L2">
        <text:list-item>
          <text:p text:style-name="P77"><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77"><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77"><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77"><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77"><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59"><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282994021" text:style-name="L3">
        <text:list-item>
          <text:p text:style-name="P78"><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78"><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78"><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78"><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78"><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78"><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78"><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78"><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78"><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78"><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60"><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2530442813" text:style-name="L4">
        <text:list-item>
          <text:p text:style-name="P79"><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79"><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61"><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2667361830" text:style-name="L5">
        <text:list-item>
          <text:p text:style-name="P80"><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62"><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38"/>
      <text:p text:style-name="P7">HTML Boilerplate</text:p>
      <text:list xml:id="list4117891865" text:style-name="L6">
        <text:list-item>
          <text:p text:style-name="P82"><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81"><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81"><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63"><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91102625" text:style-name="L7">
        <text:list-item>
          <text:p text:style-name="P83"><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84"><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83"><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83"><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83"><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83"><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83"><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64"><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1496013403" text:style-name="L8">
        <text:list-item>
          <text:p text:style-name="P85"><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85"><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65"><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2878382207" text:style-name="L9">
        <text:list-item>
          <text:p text:style-name="P86"><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86"><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86"><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86"><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86"><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86"><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86"><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66"><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556136145" text:style-name="L10">
        <text:list-item>
          <text:p text:style-name="P87"><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87"><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87"><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87"><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87"><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67"><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551743400" text:style-name="L11">
        <text:list-item>
          <text:p text:style-name="P88"><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88"><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68"><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710744580" text:style-name="L12">
        <text:list-item>
          <text:p text:style-name="P69"><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69"><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69"><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69"><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69"><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76">I would use padding.</text:span></text:p>
        </text:list-item>
        <text:list-item>
          <text:p text:style-name="P69"><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76">B</text:span>lock and Inline</text:p>
      <text:list xml:id="list1287046460" text:style-name="L13">
        <text:list-item>
          <text:p text:style-name="P89"><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89"><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77"> </text:span><text:span text:style-name="T23">But if you use “inline-block” both horizontal and vertical margin, border, padding gets respected.</text:span></text:p>
        </text:list-item>
        <text:list-item>
          <text:p text:style-name="P89"><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89"><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89"><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70"><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77">I</text:span>ntroduction to Flexbox</text:p>
      <text:list xml:id="list2586742453" text:style-name="L14">
        <text:list-item>
          <text:p text:style-name="P90"><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78"> </text:span><text:span text:style-name="T26">Like parent-child relationship or nesting.</text:span></text:p>
        </text:list-item>
        <text:list-item>
          <text:p text:style-name="P71"><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39"/>
      <text:p text:style-name="P21">Growing and Shrinking</text:p>
      <text:list xml:id="list772438297" text:style-name="L15">
        <text:list-item>
          <text:p text:style-name="P72"><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39"/>
      <text:p text:style-name="P22">Axes</text:p>
      <text:list xml:id="list2977645000" text:style-name="L16">
        <text:list-item>
          <text:p text:style-name="P91"><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91"><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91"><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73"><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39"/>
      <text:p text:style-name="P24">Alignment</text:p>
      <text:list xml:id="list4138128304" text:style-name="L17">
        <text:list-item>
          <text:p text:style-name="P92"><text:a xlink:type="simple" xlink:href="https://developer.mozilla.org/en-US/docs/Web/CSS/CSS_Flexible_Box_Layout/Aligning_Items_in_a_Flex_Container" office:target-frame-name="_blank" xlink:show="new" text:style-name="Internet_20_link" text:visited-style-name="Visited_20_Internet_20_Link"><text:span text:style-name="T79">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79">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79">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79">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79">?</text:span></text:a><text:span text:style-name="T79"> </text:span><text:span text:style-name="T29">Justify-content moves the content along the main axis. Align-items moves the content along the cross-axis.</text:span></text:p>
        </text:list-item>
        <text:list-item>
          <text:p text:style-name="P92"><text:a xlink:type="simple" xlink:href="https://developer.mozilla.org/en-US/docs/Web/CSS/CSS_Flexible_Box_Layout/Aligning_Items_in_a_Flex_Container" office:target-frame-name="_blank" xlink:show="new" text:style-name="Internet_20_link" text:visited-style-name="Visited_20_Internet_20_Link"><text:span text:style-name="T79">How do you use flexbox to completely center a div inside a flex container?</text:span></text:a><text:span text:style-name="T79"> </text:span><text:span text:style-name="T29">Use justify-content: center; and align-items; center;</text:span></text:p>
        </text:list-item>
        <text:list-item>
          <text:p text:style-name="P127"><text:a xlink:type="simple" xlink:href="https://css-tricks.com/snippets/css/a-guide-to-flexbox/" office:target-frame-name="_blank" xlink:show="new" text:style-name="Internet_20_link" text:visited-style-name="Visited_20_Internet_20_Link"><text:span text:style-name="T79">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79">justify-content: space-between</text:span></text:span></text:a><text:a xlink:type="simple" xlink:href="https://css-tricks.com/snippets/css/a-guide-to-flexbox/" office:target-frame-name="_blank" xlink:show="new" text:style-name="Internet_20_link" text:visited-style-name="Visited_20_Internet_20_Link"><text:span text:style-name="T79"> and </text:span></text:a><text:a xlink:type="simple" xlink:href="https://css-tricks.com/snippets/css/a-guide-to-flexbox/" office:target-frame-name="_blank" xlink:show="new" text:style-name="Internet_20_link" text:visited-style-name="Visited_20_Internet_20_Link"><text:span text:style-name="Source_20_Text"><text:span text:style-name="T79">justify-content: space-around</text:span></text:span></text:a><text:a xlink:type="simple" xlink:href="https://css-tricks.com/snippets/css/a-guide-to-flexbox/" office:target-frame-name="_blank" xlink:show="new" text:style-name="Internet_20_link" text:visited-style-name="Visited_20_Internet_20_Link"><text:span text:style-name="T79">?</text:span></text:a><text:span text:style-name="T79"> </text:span><text:span text:style-name="T29">Space-between have no space between the edge and the content while around have.</text:span></text:p>
        </text:list-item>
      </text:list>
      <text:p text:style-name="P16"/>
      <text:p text:style-name="P43">Javascript Fundamentals Part 1</text:p>
      <text:list xml:id="list2515852160" text:style-name="L18">
        <text:list-item>
          <text:p text:style-name="P93"><text:a xlink:type="simple" xlink:href="https://www.theodinproject.com/paths/foundations/courses/foundations/lessons/fundamentals-part-1#variable-declaration" text:style-name="Internet_20_link" text:visited-style-name="Visited_20_Internet_20_Link"><text:span text:style-name="T79">Name the three ways to declare a variable</text:span></text:a><text:span text:style-name="T79">? </text:span><text:span text:style-name="T30">var, let, const</text:span></text:p>
        </text:list-item>
        <text:list-item>
          <text:p text:style-name="P93"><text:a xlink:type="simple" xlink:href="https://www.theodinproject.com/paths/foundations/courses/foundations/lessons/fundamentals-part-1#avoid-var" text:style-name="Internet_20_link" text:visited-style-name="Visited_20_Internet_20_Link"><text:span text:style-name="T79">Which of the three variable declarations should you avoid and why?</text:span></text:a><text:span text:style-name="T79"> </text:span><text:span text:style-name="T30">Var because it’s old.</text:span></text:p>
        </text:list-item>
        <text:list-item>
          <text:p text:style-name="P93"><text:soft-page-break/><text:a xlink:type="simple" xlink:href="https://javascript.info/variables#variable-naming" office:target-frame-name="_blank" xlink:show="new" text:style-name="Internet_20_link" text:visited-style-name="Visited_20_Internet_20_Link"><text:span text:style-name="T79">What rules should you follow when naming variables?</text:span></text:a><text:span text:style-name="T79"> </text:span><text:span text:style-name="T30">Letters, numbers, $, _ only. Numbers not allowed at the start. Also its better like this newUser.</text:span></text:p>
        </text:list-item>
        <text:list-item>
          <text:p text:style-name="P93"><text:a xlink:type="simple" xlink:href="https://javascript.info/operators#string-concatenation-with-binary" office:target-frame-name="_blank" xlink:show="new" text:style-name="Internet_20_link" text:visited-style-name="Visited_20_Internet_20_Link"><text:span text:style-name="T79">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79">+</text:span></text:span></text:a><text:a xlink:type="simple" xlink:href="https://javascript.info/operators#string-concatenation-with-binary" office:target-frame-name="_blank" xlink:show="new" text:style-name="Internet_20_link" text:visited-style-name="Visited_20_Internet_20_Link"><text:span text:style-name="T79"> operator with numbers and strings?</text:span></text:a><text:span text:style-name="T79"> </text:span><text:span text:style-name="T30">Strings + number = strings. Number + number = number. Strings + string = string. Number + number + string = numberstring. String + number + number = string.</text:span></text:p>
        </text:list-item>
        <text:list-item>
          <text:p text:style-name="P93"><text:a xlink:type="simple" xlink:href="https://javascript.info/operators#remainder" office:target-frame-name="_blank" xlink:show="new" text:style-name="Internet_20_link" text:visited-style-name="Visited_20_Internet_20_Link"><text:span text:style-name="T79">How does the </text:span></text:a><text:a xlink:type="simple" xlink:href="https://javascript.info/operators#remainder" office:target-frame-name="_blank" xlink:show="new" text:style-name="Internet_20_link" text:visited-style-name="Visited_20_Internet_20_Link"><text:span text:style-name="Source_20_Text"><text:span text:style-name="T79">%</text:span></text:span></text:a><text:a xlink:type="simple" xlink:href="https://javascript.info/operators#remainder" office:target-frame-name="_blank" xlink:show="new" text:style-name="Internet_20_link" text:visited-style-name="Visited_20_Internet_20_Link"><text:span text:style-name="T79"> operator work?</text:span></text:a><text:span text:style-name="T79"> </text:span><text:span text:style-name="T32">It returns the remainder of the division between two operands. Example: 5%2 = 1</text:span></text:p>
        </text:list-item>
        <text:list-item>
          <text:p text:style-name="P93"><text:a xlink:type="simple" xlink:href="https://www.w3schools.com/js/js_numbers.asp" office:target-frame-name="_blank" xlink:show="new" text:style-name="Internet_20_link" text:visited-style-name="Visited_20_Internet_20_Link"><text:span text:style-name="T79">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79">==</text:span></text:span></text:a><text:a xlink:type="simple" xlink:href="https://www.w3schools.com/js/js_numbers.asp" office:target-frame-name="_blank" xlink:show="new" text:style-name="Internet_20_link" text:visited-style-name="Visited_20_Internet_20_Link"><text:span text:style-name="T79"> and </text:span></text:a><text:a xlink:type="simple" xlink:href="https://www.w3schools.com/js/js_numbers.asp" office:target-frame-name="_blank" xlink:show="new" text:style-name="Internet_20_link" text:visited-style-name="Visited_20_Internet_20_Link"><text:span text:style-name="Source_20_Text"><text:span text:style-name="T79">===</text:span></text:span></text:a><text:a xlink:type="simple" xlink:href="https://www.w3schools.com/js/js_numbers.asp" office:target-frame-name="_blank" xlink:show="new" text:style-name="Internet_20_link" text:visited-style-name="Visited_20_Internet_20_Link"><text:span text:style-name="T79">.</text:span></text:a><text:span text:style-name="T31"> </text:span><text:span text:style-name="T32">=== is far more stricter than ==. Advisable to always use ===.</text:span></text:p>
        </text:list-item>
        <text:list-item>
          <text:p text:style-name="P93"><text:a xlink:type="simple" xlink:href="https://www.w3schools.com/js/js_numbers.asp" office:target-frame-name="_blank" xlink:show="new" text:style-name="Internet_20_link" text:visited-style-name="Visited_20_Internet_20_Link"><text:span text:style-name="T79">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79">NaN</text:span></text:span></text:a><text:a xlink:type="simple" xlink:href="https://www.w3schools.com/js/js_numbers.asp" office:target-frame-name="_blank" xlink:show="new" text:style-name="Internet_20_link" text:visited-style-name="Visited_20_Internet_20_Link"><text:span text:style-name="T79"> result?</text:span></text:a><text:span text:style-name="T79"> </text:span><text:span text:style-name="T33">When you use a string in arithmetic.</text:span></text:p>
        </text:list-item>
        <text:list-item>
          <text:p text:style-name="P93"><text:a xlink:type="simple" xlink:href="https://javascript.info/operators#increment-decrement" office:target-frame-name="_blank" xlink:show="new" text:style-name="Internet_20_link" text:visited-style-name="Visited_20_Internet_20_Link"><text:span text:style-name="T79">How do you increment and decrement a number?</text:span></text:a><text:span text:style-name="T79"> </text:span><text:span text:style-name="T33">Using ++ &amp; --. Example a++;</text:span></text:p>
        </text:list-item>
        <text:list-item>
          <text:p text:style-name="P93"><text:a xlink:type="simple" xlink:href="https://javascript.info/operators#increment-decrement" office:target-frame-name="_blank" xlink:show="new" text:style-name="Internet_20_link" text:visited-style-name="Visited_20_Internet_20_Link"><text:span text:style-name="T79">Explain the difference between prefixing and post-fixing increment/decrement operators.</text:span></text:a><text:span text:style-name="T80"> </text:span><text:span text:style-name="T33">Prefixing returns the new value. Postfixing returns the old value.</text:span></text:p>
        </text:list-item>
        <text:list-item>
          <text:p text:style-name="P93"><text:a xlink:type="simple" xlink:href="https://javascript.info/operators#operator-precedence" office:target-frame-name="_blank" xlink:show="new" text:style-name="Internet_20_link" text:visited-style-name="Visited_20_Internet_20_Link"><text:span text:style-name="T79">What is operator precedence and how is it handled in JS?</text:span></text:a><text:span text:style-name="T79"> </text:span><text:span text:style-name="T33">It is the priority list of what command, operator, or symbol will be executed first.</text:span></text:p>
        </text:list-item>
        <text:list-item>
          <text:p text:style-name="P93"><text:a xlink:type="simple" xlink:href="https://www.theodinproject.com/paths/foundations/courses/foundations/lessons/fundamentals-part-1#access-devTools-console" text:style-name="Internet_20_link" text:visited-style-name="Visited_20_Internet_20_Link"><text:span text:style-name="T79">How do you access developer tools and the console?</text:span></text:a><text:span text:style-name="T79"> </text:span><text:span text:style-name="T33">Inspect Element then console tab.</text:span></text:p>
        </text:list-item>
        <text:list-item>
          <text:p text:style-name="P93"><text:a xlink:type="simple" xlink:href="https://www.theodinproject.com/paths/foundations/courses/foundations/lessons/fundamentals-part-1#console-log" text:style-name="Internet_20_link" text:visited-style-name="Visited_20_Internet_20_Link"><text:span text:style-name="T79">How do you log information to the console?</text:span></text:a><text:span text:style-name="T79"> </text:span><text:span text:style-name="T33">Console.log() or just type it in directly in the console.</text:span></text:p>
        </text:list-item>
        <text:list-item>
          <text:p text:style-name="P128"><text:a xlink:type="simple" xlink:href="https://javascript.info/operators#numeric-conversion-unary" office:target-frame-name="_blank" xlink:show="new" text:style-name="Internet_20_link" text:visited-style-name="Visited_20_Internet_20_Link"><text:span text:style-name="T79">What does unary plus operator do to string representations of integers?</text:span></text:a><text:span text:style-name="T79"> </text:span><text:span text:style-name="T33">It is the shorthand for Number(). It converts the string into numbers if they have the equivalent.</text:span></text:p>
        </text:list-item>
      </text:list>
      <text:p text:style-name="Text_20_body"/>
      <text:p text:style-name="P25">Javascript Fundamentals Part 2</text:p>
      <text:list xml:id="list3964807506" text:style-name="L19">
        <text:list-item>
          <text:p text:style-name="P94"><text:a xlink:type="simple" xlink:href="https://javascript.info/types#summary" office:target-frame-name="_blank" xlink:show="new" text:style-name="Internet_20_link" text:visited-style-name="Visited_20_Internet_20_Link"><text:span text:style-name="T79">What are the eight data types in JavaScript?</text:span></text:a><text:span text:style-name="T79"> </text:span><text:span text:style-name="T34">Number, bigint, string, boolean, null, undefined, object, &amp; symbols.</text:span></text:p>
        </text:list-item>
        <text:list-item>
          <text:p text:style-name="P94"><text:a xlink:type="simple" xlink:href="https://javascript.info/types#objects-and-symbols" office:target-frame-name="_blank" xlink:show="new" text:style-name="Internet_20_link" text:visited-style-name="Visited_20_Internet_20_Link"><text:span text:style-name="T79">Which data type is NOT primitive?</text:span></text:a><text:span text:style-name="T79"> </text:span><text:span text:style-name="T34">Object because all other data types contain only a single thing while object compose of many different.</text:span></text:p>
        </text:list-item>
        <text:list-item>
          <text:p text:style-name="P94"><text:a xlink:type="simple" xlink:href="https://javascript.info/types#the-null-value" office:target-frame-name="_blank" xlink:show="new" text:style-name="Internet_20_link" text:visited-style-name="Visited_20_Internet_20_Link"><text:span text:style-name="T79">What is the relationship between null and undefined?</text:span></text:a><text:span text:style-name="T79"> </text:span><text:span text:style-name="T34">Null contains unknown value while undefined contains unassigned values. Null – “nothing”; Undefined – “value is not assigned”.</text:span></text:p>
        </text:list-item>
        <text:list-item>
          <text:p text:style-name="P94"><text:a xlink:type="simple" xlink:href="https://developer.mozilla.org/en-US/docs/Learn/JavaScript/First_steps/Strings#single_quotes_vs._double_quotes" office:target-frame-name="_blank" xlink:show="new" text:style-name="Internet_20_link" text:visited-style-name="Visited_20_Internet_20_Link"><text:span text:style-name="T79">What is the difference between single, double, and backtick quotes for strings?</text:span></text:a><text:span text:style-name="T79"> </text:span><text:span text:style-name="T31">‘’ </text:span><text:span text:style-name="T35">&amp; “” are the same while `&lt;--string--&gt;` allows <text:s/>the use of ${variable} to make it easier concatenating.</text:span></text:p>
        </text:list-item>
        <text:list-item>
          <text:p text:style-name="P94"><text:a xlink:type="simple" xlink:href="https://developer.mozilla.org/en-US/docs/Learn/JavaScript/First_steps/Strings#concatenating_strings" office:target-frame-name="_blank" xlink:show="new" text:style-name="Internet_20_link" text:visited-style-name="Visited_20_Internet_20_Link"><text:span text:style-name="T79">What is the term for embedding variables/expressions in a string?</text:span></text:a><text:span text:style-name="T79"> </text:span><text:span text:style-name="T35">Template literal and it is shown like this ` sample string ${variable}`.</text:span></text:p>
        </text:list-item>
        <text:list-item>
          <text:p text:style-name="P94"><text:a xlink:type="simple" xlink:href="https://developer.mozilla.org/en-US/docs/Learn/JavaScript/First_steps/Strings#concatenating_strings" office:target-frame-name="_blank" xlink:show="new" text:style-name="Internet_20_link" text:visited-style-name="Visited_20_Internet_20_Link"><text:span text:style-name="T79">Which type of quote lets you embed variables/expressions in a string?</text:span></text:a><text:span text:style-name="T79"> </text:span><text:span text:style-name="T35">Backtick quotes (` `).</text:span></text:p>
        </text:list-item>
        <text:list-item>
          <text:p text:style-name="P94"><text:soft-page-break/><text:a xlink:type="simple" xlink:href="https://developer.mozilla.org/en-US/docs/Learn/JavaScript/First_steps/Strings#concatenating_strings" office:target-frame-name="_blank" xlink:show="new" text:style-name="Internet_20_link" text:visited-style-name="Visited_20_Internet_20_Link"><text:span text:style-name="T79">How do you embed variables/expressions in a string?</text:span></text:a><text:span text:style-name="T79"> </text:span><text:span text:style-name="T35">`sample string ${variables/expressions}`</text:span></text:p>
        </text:list-item>
        <text:list-item>
          <text:p text:style-name="P94"><text:a xlink:type="simple" xlink:href="https://developer.mozilla.org/en-US/docs/Learn/JavaScript/First_steps/Strings#escaping_characters_in_a_string" office:target-frame-name="_blank" xlink:show="new" text:style-name="Internet_20_link" text:visited-style-name="Visited_20_Internet_20_Link"><text:span text:style-name="T79">How do you escape characters in a string?</text:span></text:a><text:span text:style-name="T79"> </text:span><text:span text:style-name="T35">Putting forward slash ( \ ) just before the quote symbols. ‘It\’s showtime’</text:span></text:p>
        </text:list-item>
        <text:list-item>
          <text:p text:style-name="P94"><text:a xlink:type="simple" xlink:href="https://www.w3schools.com/js/js_string_methods.asp" office:target-frame-name="_blank" xlink:show="new" text:style-name="Internet_20_link" text:visited-style-name="Visited_20_Internet_20_Link"><text:span text:style-name="T79">What is the difference between the slice/substring/substr string methods?</text:span></text:a><text:span text:style-name="T79">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94"><text:a xlink:type="simple" xlink:href="http://javascript.info/logical-operators" office:target-frame-name="_blank" xlink:show="new" text:style-name="Internet_20_link" text:visited-style-name="Visited_20_Internet_20_Link"><text:span text:style-name="T79">What are the three logical operators and what do they stand for?</text:span></text:a><text:span text:style-name="T81">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94"><text:a xlink:type="simple" xlink:href="https://javascript.info/comparison" office:target-frame-name="_blank" xlink:show="new" text:style-name="Internet_20_link" text:visited-style-name="Visited_20_Internet_20_Link"><text:span text:style-name="T79">What are the comparison operators?</text:span></text:a><text:span text:style-name="T79"> </text:span><text:span text:style-name="T36">Less than (&lt;), greater than (&gt;), equal (==), not equal (!=), less than or equal (&lt;=), greater than or equal (&gt;=), strictly equal (===), strictly not equal (!==).</text:span></text:p>
        </text:list-item>
        <text:list-item>
          <text:p text:style-name="P94"><text:a xlink:type="simple" xlink:href="https://javascript.info/ifelse#boolean-conversion" office:target-frame-name="_blank" xlink:show="new" text:style-name="Internet_20_link" text:visited-style-name="Visited_20_Internet_20_Link"><text:span text:style-name="T79">What are truthy and falsy values?</text:span></text:a><text:span text:style-name="T79">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94"><text:a xlink:type="simple" xlink:href="https://javascript.info/ifelse#boolean-conversion" office:target-frame-name="_blank" xlink:show="new" text:style-name="Internet_20_link" text:visited-style-name="Visited_20_Internet_20_Link"><text:span text:style-name="T79">What are the falsy values in JavaScript?</text:span></text:a><text:span text:style-name="T79"> </text:span><text:span text:style-name="T31">“”, </text:span><text:span text:style-name="T37">0, NaN, null, undefined.</text:span></text:p>
        </text:list-item>
        <text:list-item>
          <text:p text:style-name="P95"><text:a xlink:type="simple" xlink:href="https://www.w3schools.com/js/js_if_else.asp" office:target-frame-name="_blank" xlink:show="new" text:style-name="Internet_20_link" text:visited-style-name="Visited_20_Internet_20_Link"><text:span text:style-name="T79">What are conditionals?</text:span></text:a><text:span text:style-name="T79"> </text:span><text:span text:style-name="T81">If () - if true then execute code. If else () - if above is false then try if this is true then execute code. Else () - if both if and if else are false then just execute this code.</text:span></text:p>
        </text:list-item>
        <text:list-item>
          <text:p text:style-name="P95"><text:a xlink:type="simple" xlink:href="https://developer.mozilla.org/en-US/docs/Learn/JavaScript/Building_blocks/conditionals#basic_if_..._else_syntax" office:target-frame-name="_blank" xlink:show="new" text:style-name="Internet_20_link" text:visited-style-name="Visited_20_Internet_20_Link"><text:span text:style-name="T79">What is the syntax for an if/else conditional?</text:span></text:a><text:span text:style-name="T79"> </text:span></text:p>
          <text:p text:style-name="P96">if (condition) {</text:p>
          <text:p text:style-name="P96">code;</text:p>
          <text:p text:style-name="P96">} else if (condition) {</text:p>
          <text:p text:style-name="P96">code;</text:p>
          <text:p text:style-name="P96">} else {</text:p>
          <text:p text:style-name="P96">code;</text:p>
        </text:list-item>
      </text:list>
      <text:p text:style-name="P41"/>
      <text:p text:style-name="P41"/>
      <text:p text:style-name="P41"/>
      <text:p text:style-name="P41"/>
      <text:p text:style-name="P41"/>
      <text:p text:style-name="P41"/>
      <text:list xml:id="list154706390590148" text:continue-numbering="true" text:style-name="L19">
        <text:list-item>
          <text:p text:style-name="P94"><text:a xlink:type="simple" xlink:href="https://developer.mozilla.org/en-US/docs/Learn/JavaScript/Building_blocks/conditionals#switch_statements" office:target-frame-name="_blank" xlink:show="new" text:style-name="Internet_20_link" text:visited-style-name="Visited_20_Internet_20_Link"><text:span text:style-name="T79">What is the syntax for a switch statement?</text:span></text:a></text:p>
          <text:p text:style-name="P97"><text:soft-page-break/><text:span text:style-name="T79">switch(condition/</text:span><text:span text:style-name="T82">expression</text:span><text:span text:style-name="T79">){</text:span></text:p>
          <text:p text:style-name="P96">case firstChoice:</text:p>
          <text:list>
            <text:list-header>
              <text:p text:style-name="P96">run this code if true;</text:p>
              <text:p text:style-name="P96">break;</text:p>
            </text:list-header>
          </text:list>
        </text:list-item>
      </text:list>
      <text:p text:style-name="P41"><text:tab/>case secondChoice:</text:p>
      <text:p text:style-name="P41"><text:tab/><text:tab/>run this code if firstChoice is false;</text:p>
      <text:p text:style-name="P41"><text:tab/><text:tab/>break;</text:p>
      <text:p text:style-name="P41"><text:tab/>default:</text:p>
      <text:p text:style-name="P41"><text:tab/><text:tab/>run this code if nothing returned true;</text:p>
      <text:list xml:id="list154707493825273" text:continue-numbering="true" text:style-name="L19">
        <text:list-item>
          <text:p text:style-name="P94"><text:a xlink:type="simple" xlink:href="https://developer.mozilla.org/en-US/docs/Learn/JavaScript/Building_blocks/conditionals#ternary_operator" office:target-frame-name="_blank" xlink:show="new" text:style-name="Internet_20_link" text:visited-style-name="Visited_20_Internet_20_Link"><text:span text:style-name="T79">What is the syntax for a ternary operator?</text:span></text:a><text:span text:style-name="T79"> </text:span><text:span text:style-name="T37">(condition) ? Run this if true : Run this if false</text:span></text:p>
        </text:list-item>
        <text:list-item>
          <text:p text:style-name="P129"><text:a xlink:type="simple" xlink:href="https://developer.mozilla.org/en-US/docs/Learn/JavaScript/Building_blocks/conditionals#nesting_if_..._else" office:target-frame-name="_blank" xlink:show="new" text:style-name="Internet_20_link" text:visited-style-name="Visited_20_Internet_20_Link"><text:span text:style-name="T79">What is nesting?</text:span></text:a><text:span text:style-name="T79"> </text:span><text:span text:style-name="T37">Putting conditionals inside of a conditional to nest or branch more conditionals.</text:span></text:p>
        </text:list-item>
      </text:list>
      <text:p text:style-name="P15"/>
      <text:p text:style-name="P26">JavaScript Developer Tools (Chrome DevTools)</text:p>
      <text:list xml:id="list2753293268" text:style-name="L20">
        <text:list-item>
          <text:p text:style-name="P99"><text:a xlink:type="simple" xlink:href="https://www.theodinproject.com/paths/foundations/courses/foundations/lessons/javascript-developer-tools#opening-dev-tools" text:style-name="Internet_20_link" text:visited-style-name="Visited_20_Internet_20_Link"><text:span text:style-name="T79">How do you open developer tools?</text:span></text:a><text:span text:style-name="T79"> </text:span><text:span text:style-name="T38">Right-click then Inspect</text:span></text:p>
        </text:list-item>
        <text:list-item>
          <text:p text:style-name="P99"><text:a xlink:type="simple" xlink:href="https://developer.chrome.com/docs/devtools/device-mode/" office:target-frame-name="_blank" xlink:show="new" text:style-name="Internet_20_link" text:visited-style-name="Visited_20_Internet_20_Link"><text:span text:style-name="T79">How do you change screen size of a website using developer tools?</text:span></text:a><text:span text:style-name="T38"> By clicking the emulate mobile button.</text:span></text:p>
        </text:list-item>
        <text:list-item>
          <text:p text:style-name="P99"><text:a xlink:type="simple" xlink:href="https://developer.chrome.com/docs/devtools/javascript/breakpoints/" office:target-frame-name="_blank" xlink:show="new" text:style-name="Internet_20_link" text:visited-style-name="Visited_20_Internet_20_Link"><text:span text:style-name="T79">What is a breakpoint?</text:span></text:a><text:span text:style-name="T79"> </text:span><text:span text:style-name="T38">It’s where the code will pause when you execute it so you can test and debug things much more easier.</text:span></text:p>
        </text:list-item>
        <text:list-item>
          <text:p text:style-name="P130"><text:a xlink:type="simple" xlink:href="https://developer.chrome.com/docs/devtools/javascript/breakpoints/#loc" office:target-frame-name="_blank" xlink:show="new" text:style-name="Internet_20_link" text:visited-style-name="Visited_20_Internet_20_Link"><text:span text:style-name="T79">How do you set a breakpoint?</text:span></text:a><text:span text:style-name="T79">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2832285692" text:style-name="L21">
        <text:list-item>
          <text:p text:style-name="P100"><text:a xlink:type="simple" xlink:href="https://developer.mozilla.org/en-US/docs/Learn/JavaScript/Building_blocks/Functions" office:target-frame-name="_blank" xlink:show="new" text:style-name="Internet_20_link" text:visited-style-name="Visited_20_Internet_20_Link"><text:span text:style-name="T79">What are functions useful for?</text:span></text:a><text:span text:style-name="T79"> </text:span><text:span text:style-name="T39">To creat and easily use functions that you use constantly.</text:span></text:p>
        </text:list-item>
        <text:list-item>
          <text:p text:style-name="P100"><text:a xlink:type="simple" xlink:href="https://developer.mozilla.org/en-US/docs/Learn/JavaScript/Building_blocks/Functions#invoking_functions" office:target-frame-name="_blank" xlink:show="new" text:style-name="Internet_20_link" text:visited-style-name="Visited_20_Internet_20_Link"><text:span text:style-name="T79">How do you invoke a function?</text:span></text:a><text:span text:style-name="T79"> </text:span><text:span text:style-name="T39">By typing the function name together with (). Example: function functionName(){</text:span></text:p>
          <text:p text:style-name="P98">&lt;code to execute&gt;;</text:p>
          <text:p text:style-name="P98">}</text:p>
          <text:p text:style-name="P98">and to call that function is just type functionName();</text:p>
        </text:list-item>
        <text:list-item>
          <text:p text:style-name="P100"><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79">What are anonymous functions?</text:span></text:a><text:span text:style-name="T79"> </text:span><text:span text:style-name="T39">Function that doesnt have name and will only used for that scenario so you didnt bother naming it.</text:span></text:p>
        </text:list-item>
        <text:list-item>
          <text:p text:style-name="P100"><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79">What is function scope?</text:span></text:a><text:span text:style-name="T79"> </text:span><text:span text:style-name="T39">The variable/function created inside a function will only work inside that functions. But global variables/functions can still be used by any functions.</text:span></text:p>
        </text:list-item>
        <text:list-item>
          <text:p text:style-name="P100"><text:a xlink:type="simple" xlink:href="https://developer.mozilla.org/en-US/docs/Learn/JavaScript/Building_blocks/Return_values" office:target-frame-name="_blank" xlink:show="new" text:style-name="Internet_20_link" text:visited-style-name="Visited_20_Internet_20_Link"><text:span text:style-name="T79">What are return values?</text:span></text:a><text:span text:style-name="T79"> </text:span><text:span text:style-name="T39">Are the values that the function will RETURN after executing that said function.</text:span></text:p>
        </text:list-item>
        <text:list-item>
          <text:p text:style-name="P131"><text:a xlink:type="simple" xlink:href="https://javascript.info/arrow-functions-basics" office:target-frame-name="_blank" xlink:show="new" text:style-name="Internet_20_link" text:visited-style-name="Visited_20_Internet_20_Link"><text:span text:style-name="T79">What are arrow functions?</text:span></text:a><text:span text:style-name="T79"> </text:span><text:span text:style-name="T39">Other easy way of writing function expressions. Example:</text:span></text:p>
          <text:p text:style-name="P132">let sum = (a,b) =&gt; a+b;</text:p>
        </text:list-item>
      </text:list>
      <text:p text:style-name="P9"/>
      <text:p text:style-name="P28">Problem Solving</text:p>
      <text:list xml:id="list363696600" text:style-name="L22">
        <text:list-item>
          <text:p text:style-name="P102"><text:a xlink:type="simple" xlink:href="https://www.theodinproject.com/paths/foundations/courses/foundations/lessons/problem-solving#problem-solving-stages" text:style-name="Internet_20_link" text:visited-style-name="Visited_20_Internet_20_Link"><text:span text:style-name="T79">What are the three stages in the problem solving process?</text:span></text:a><text:span text:style-name="T79"> </text:span><text:span text:style-name="T31"><text:s/></text:span><text:span text:style-name="T40">Understand the problem, plan, and then divide and conquer subproblems.</text:span></text:p>
        </text:list-item>
        <text:list-item>
          <text:p text:style-name="P101"><text:a xlink:type="simple" xlink:href="https://www.theodinproject.com/paths/foundations/courses/foundations/lessons/problem-solving#important-understand-problem" text:style-name="Internet_20_link" text:visited-style-name="Visited_20_Internet_20_Link"><text:span text:style-name="T79">Why is it important to clearly understand the problem first?</text:span></text:a><text:span text:style-name="T79"> </text:span><text:span text:style-name="T40">To know what problem you really need to solve.</text:span></text:p>
        </text:list-item>
        <text:list-item>
          <text:p text:style-name="P101"><text:a xlink:type="simple" xlink:href="https://www.theodinproject.com/paths/foundations/courses/foundations/lessons/problem-solving#help-understand-problem" text:style-name="Internet_20_link" text:visited-style-name="Visited_20_Internet_20_Link"><text:span text:style-name="T79">What can you do to help get a clearer understanding of the problem?</text:span></text:a><text:span text:style-name="T79"> </text:span><text:span text:style-name="T40">Write the problem on a piece of paper and reword it in english.</text:span></text:p>
        </text:list-item>
        <text:list-item>
          <text:p text:style-name="P101"><text:a xlink:type="simple" xlink:href="https://www.theodinproject.com/paths/foundations/courses/foundations/lessons/problem-solving#planning-stage" text:style-name="Internet_20_link" text:visited-style-name="Visited_20_Internet_20_Link"><text:span text:style-name="T79">What are some of the things you should do in the planning stage of the problem solving process?</text:span></text:a><text:span text:style-name="T79"> </text:span><text:span text:style-name="T40">User interface, desired input, desired output, and neccessary steps to return desired outputs from the desired inputs.</text:span></text:p>
        </text:list-item>
        <text:list-item>
          <text:p text:style-name="P101"><text:a xlink:type="simple" xlink:href="https://www.theodinproject.com/paths/foundations/courses/foundations/lessons/problem-solving#algorithm" text:style-name="Internet_20_link" text:visited-style-name="Visited_20_Internet_20_Link"><text:span text:style-name="T79">What is an algorithm?</text:span></text:a><text:span text:style-name="T79"> </text:span><text:span text:style-name="T40">Algorithm is the neccessary steps or things to solve the problem.</text:span></text:p>
        </text:list-item>
        <text:list-item>
          <text:p text:style-name="P101"><text:a xlink:type="simple" xlink:href="https://www.theodinproject.com/paths/foundations/courses/foundations/lessons/problem-solving#pseudo" text:style-name="Internet_20_link" text:visited-style-name="Visited_20_Internet_20_Link"><text:span text:style-name="T79">What is pseudocode?</text:span></text:a><text:span text:style-name="T79"> </text:span><text:span text:style-name="T40">Pseudocode is th</text:span><text:span text:style-name="T41">e writing the logic of your program in natural language.</text:span></text:p>
        </text:list-item>
        <text:list-item>
          <text:p text:style-name="P133"><text:a xlink:type="simple" xlink:href="https://www.theodinproject.com/paths/foundations/courses/foundations/lessons/problem-solving#breaking-problem" text:style-name="Internet_20_link" text:visited-style-name="Visited_20_Internet_20_Link"><text:span text:style-name="T79">What are the advantages of breaking a problem down and solving the smaller problems?</text:span></text:a><text:span text:style-name="T79"> </text:span><text:span text:style-name="T41">You will strip the problem into its simplest and barest form </text:span><text:span text:style-name="T42">so you can start from there.</text:span></text:p>
        </text:list-item>
      </text:list>
      <text:p text:style-name="P9"/>
      <text:p text:style-name="P29">Understanding Errors</text:p>
      <text:list xml:id="list2980441213" text:style-name="L23">
        <text:list-item>
          <text:p text:style-name="P103"><text:a xlink:type="simple" xlink:href="https://www.theodinproject.com/paths/foundations/courses/foundations/lessons/understanding-errors#type-error" text:style-name="Internet_20_link" text:visited-style-name="Visited_20_Internet_20_Link"><text:span text:style-name="T79">What are three reasons why you may see a TypeError?</text:span></text:a><text:span text:style-name="T79"> </text:span><text:span text:style-name="T43">When an operand or argument of a function doesnt work to that certain type of data. When trying to modify a const value. </text:span><text:span text:style-name="T44">Trying to use vaue in wrong way.</text:span></text:p>
        </text:list-item>
        <text:list-item>
          <text:p text:style-name="P103"><text:a xlink:type="simple" xlink:href="https://www.theodinproject.com/paths/foundations/courses/foundations/lessons/understanding-errors#errors-vs-warnings" text:style-name="Internet_20_link" text:visited-style-name="Visited_20_Internet_20_Link"><text:span text:style-name="T79">What is the key difference between an error and a warning?</text:span></text:a><text:span text:style-name="T79"> </text:span><text:span text:style-name="T44">Error stops the code while warning just giving information that something may go bad.</text:span></text:p>
        </text:list-item>
        <text:list-item>
          <text:p text:style-name="P134"><text:a xlink:type="simple" xlink:href="https://www.theodinproject.com/paths/foundations/courses/foundations/lessons/understanding-errors#tips-for-resolving-errors" text:style-name="Internet_20_link" text:visited-style-name="Visited_20_Internet_20_Link"><text:span text:style-name="T79">What is one method you can use to resolve an error?</text:span></text:a><text:span text:style-name="T79"> </text:span><text:span text:style-name="T44">Debugging with console.log(), or just use the debugging window in web browsers.</text:span></text:p>
        </text:list-item>
      </text:list>
      <text:p text:style-name="P9"/>
      <text:p text:style-name="P9"/>
      <text:p text:style-name="P30"><text:soft-page-break/>Clean Code</text:p>
      <text:list xml:id="list753308171" text:style-name="L24">
        <text:list-item>
          <text:p text:style-name="P104"><text:a xlink:type="simple" xlink:href="https://www.theodinproject.com/paths/foundations/courses/foundations/lessons/clean-code#writing-clean-code" text:style-name="Internet_20_link" text:visited-style-name="Visited_20_Internet_20_Link"><text:span text:style-name="T79">Why is it important to write clean code?</text:span></text:a><text:span text:style-name="T79"> </text:span><text:span text:style-name="T45">So in the future it will be easy for me or others to read my code.</text:span></text:p>
        </text:list-item>
        <text:list-item>
          <text:p text:style-name="P105"><text:a xlink:type="simple" xlink:href="https://onextrapixel.com/10-principles-for-keeping-your-programming-code-clean/" office:target-frame-name="_blank" xlink:show="new" text:style-name="Internet_20_link" text:visited-style-name="Visited_20_Internet_20_Link"><text:span text:style-name="T79">Name 5 clean code principles previously mentioned</text:span></text:a><text:span text:style-name="T79">.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35"><text:a xlink:type="simple" xlink:href="https://onextrapixel.com/10-principles-for-keeping-your-programming-code-clean/" office:target-frame-name="_blank" xlink:show="new" text:style-name="Internet_20_link" text:visited-style-name="Visited_20_Internet_20_Link"><text:span text:style-name="T79">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56"/>
      <text:p text:style-name="P55">Fundamentals Part 4: Arrays, Loops, &amp; Test Driven Development</text:p>
      <text:list xml:id="list2403716153" text:style-name="L25">
        <text:list-item>
          <text:p text:style-name="P106"><text:a xlink:type="simple" xlink:href="https://www.w3schools.com/js/js_arrays.asp" office:target-frame-name="_blank" xlink:show="new" text:style-name="Internet_20_link" text:visited-style-name="Visited_20_Internet_20_Link"><text:span text:style-name="T79">What is an array?</text:span></text:a><text:span text:style-name="T31"> </text:span><text:span text:style-name="T46">Array is a set or group of data under a single variable.</text:span></text:p>
        </text:list-item>
        <text:list-item>
          <text:p text:style-name="P106"><text:a xlink:type="simple" xlink:href="https://www.w3schools.com/js/js_arrays.asp" office:target-frame-name="_blank" xlink:show="new" text:style-name="Internet_20_link" text:visited-style-name="Visited_20_Internet_20_Link"><text:span text:style-name="T79">What are arrays useful for?</text:span></text:a><text:span text:style-name="T79"> </text:span><text:span text:style-name="T46">Arrays are useful when you want to group data especially for looping.</text:span></text:p>
        </text:list-item>
        <text:list-item>
          <text:p text:style-name="P106"><text:a xlink:type="simple" xlink:href="https://www.w3schools.com/js/js_arrays.asp" office:target-frame-name="_blank" xlink:show="new" text:style-name="Internet_20_link" text:visited-style-name="Visited_20_Internet_20_Link"><text:span text:style-name="T79">How do you access an array element?</text:span></text:a><text:span text:style-name="T79"> </text:span><text:span text:style-name="T46">Just invoke the arrayName or if you want the element then arrayName[0]</text:span></text:p>
        </text:list-item>
        <text:list-item>
          <text:p text:style-name="P107"><text:a xlink:type="simple" xlink:href="https://www.w3schools.com/js/js_arrays.asp" office:target-frame-name="_blank" xlink:show="new" text:style-name="Internet_20_link" text:visited-style-name="Visited_20_Internet_20_Link"><text:span text:style-name="T79">How do you change an array element?</text:span></text:a><text:span text:style-name="T79"> </text:span><text:span text:style-name="T46">By using </text:span></text:p>
          <text:p text:style-name="P108">arrayName = [‘a’, ‘b’, ‘c’]; </text:p>
          <text:p text:style-name="P108">arrayName[0] = ‘d’;</text:p>
          <text:p text:style-name="P108">arrayName = [‘d’, ‘b’, ‘c’]; </text:p>
        </text:list-item>
        <text:list-item>
          <text:p text:style-name="P106"><text:a xlink:type="simple" xlink:href="https://www.w3schools.com/js/js_arrays.asp" office:target-frame-name="_blank" xlink:show="new" text:style-name="Internet_20_link" text:visited-style-name="Visited_20_Internet_20_Link"><text:span text:style-name="T79">What are some useful array properties?</text:span></text:a><text:span text:style-name="T79"> </text:span><text:span text:style-name="T47">ArrayName.length(); arrayName.sort()</text:span></text:p>
        </text:list-item>
        <text:list-item>
          <text:p text:style-name="P106"><text:a xlink:type="simple" xlink:href="https://www.w3schools.com/js/js_array_methods.asp" office:target-frame-name="_blank" xlink:show="new" text:style-name="Internet_20_link" text:visited-style-name="Visited_20_Internet_20_Link"><text:span text:style-name="T79">What are some useful array methods?</text:span></text:a><text:span text:style-name="T31"> </text:span><text:span text:style-name="T47">It’s push(), pop(), shift(), unshift()</text:span></text:p>
        </text:list-item>
        <text:list-item>
          <text:p text:style-name="P106"><text:a xlink:type="simple" xlink:href="https://developer.mozilla.org/en-US/docs/Learn/JavaScript/Building_blocks/Looping_code#why_bother" office:target-frame-name="_blank" xlink:show="new" text:style-name="Internet_20_link" text:visited-style-name="Visited_20_Internet_20_Link"><text:span text:style-name="T79">What are loops useful for?</text:span></text:a><text:span text:style-name="T79"> </text:span><text:span text:style-name="T48">For running repeating codes.</text:span></text:p>
        </text:list-item>
        <text:list-item>
          <text:p text:style-name="P106"><text:a xlink:type="simple" xlink:href="https://developer.mozilla.org/en-US/docs/Learn/JavaScript/Building_blocks/Looping_code#exiting_loops_with_break" office:target-frame-name="_blank" xlink:show="new" text:style-name="Internet_20_link" text:visited-style-name="Visited_20_Internet_20_Link"><text:span text:style-name="T79">What is the break statement?</text:span></text:a><text:span text:style-name="T79"> </text:span><text:span text:style-name="T48">When the loops read the Break statement then it will exit the loop immediately.</text:span></text:p>
        </text:list-item>
        <text:list-item>
          <text:p text:style-name="P106"><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79">What is the continue statement?</text:span></text:a><text:span text:style-name="T79"> </text:span><text:span text:style-name="T48">When the loop read the Continuous statement then it will stop the current iteration of code the move to the next iteration.</text:span></text:p>
        </text:list-item>
        <text:list-item>
          <text:p text:style-name="P136"><text:a xlink:type="simple" xlink:href="https://www.theodinproject.com/lessons/foundations-fundamentals-part-4#test-driven-development" text:style-name="Internet_20_link" text:visited-style-name="Visited_20_Internet_20_Link"><text:span text:style-name="T79">What is the advantage of writing automated tests?</text:span></text:a><text:span text:style-name="T79"> </text:span><text:span text:style-name="T48">Automated tests are so good because you can </text:span><text:span text:style-name="T49">anticipate how your code will work. You anticipate all possibilities like input &amp; output.</text:span></text:p>
        </text:list-item>
      </text:list>
      <text:p text:style-name="P56"/>
      <text:p text:style-name="P31"><text:soft-page-break/>DOM Manipulation and Events</text:p>
      <text:list xml:id="list914337171" text:style-name="L26">
        <text:list-item>
          <text:p text:style-name="P111"><text:a xlink:type="simple" xlink:href="https://www.theodinproject.com/lessons/foundations-dom-manipulation-and-events#dom---document-object-model" text:style-name="Internet_20_link" text:visited-style-name="Visited_20_Internet_20_Link"><text:span text:style-name="T79">What is the DOM?</text:span></text:a><text:span text:style-name="T79"> </text:span><text:span text:style-name="T50">DOM or Document Object Model is the treelike representation of html contents.</text:span></text:p>
        </text:list-item>
        <text:list-item>
          <text:p text:style-name="P111"><text:a xlink:type="simple" xlink:href="https://www.theodinproject.com/lessons/foundations-dom-manipulation-and-events#targeting-nodes-with-selectors" text:style-name="Internet_20_link" text:visited-style-name="Visited_20_Internet_20_Link"><text:span text:style-name="T79">How do you target the nodes you want to work with?</text:span></text:a><text:span text:style-name="T79"> </text:span><text:span text:style-name="T50">document.querySelector(‘element’ or ‘#id’ or ‘.class’)</text:span></text:p>
        </text:list-item>
        <text:list-item>
          <text:p text:style-name="P111"><text:a xlink:type="simple" xlink:href="https://www.theodinproject.com/lessons/foundations-dom-manipulation-and-events#element-creation" text:style-name="Internet_20_link" text:visited-style-name="Visited_20_Internet_20_Link"><text:span text:style-name="T79">How do you create an element in the DOM?</text:span></text:a><text:span text:style-name="T79"> </text:span><text:span text:style-name="T50">Const div = document.createElement(‘div’)</text:span></text:p>
        </text:list-item>
        <text:list-item>
          <text:p text:style-name="P111"><text:a xlink:type="simple" xlink:href="https://www.theodinproject.com/lessons/foundations-dom-manipulation-and-events#append-elements" text:style-name="Internet_20_link" text:visited-style-name="Visited_20_Internet_20_Link"><text:span text:style-name="T79">How do you add an element to the DOM?</text:span></text:a><text:span text:style-name="T79"> </text:span><text:span text:style-name="T50">ParentNode.appendChild(childNode)</text:span></text:p>
        </text:list-item>
        <text:list-item>
          <text:p text:style-name="P111"><text:a xlink:type="simple" xlink:href="https://www.theodinproject.com/lessons/foundations-dom-manipulation-and-events#remove-elements" text:style-name="Internet_20_link" text:visited-style-name="Visited_20_Internet_20_Link"><text:span text:style-name="T79">How do you remove an element from the DOM?</text:span></text:a><text:span text:style-name="T79"> </text:span><text:span text:style-name="T50">ParentNode.removeChild(childNode)</text:span></text:p>
        </text:list-item>
        <text:list-item>
          <text:p text:style-name="P111"><text:a xlink:type="simple" xlink:href="https://www.theodinproject.com/lessons/foundations-dom-manipulation-and-events#altering-elements" text:style-name="Internet_20_link" text:visited-style-name="Visited_20_Internet_20_Link"><text:span text:style-name="T79">How can you alter an element in the DOM?</text:span></text:a><text:span text:style-name="T79">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11"><text:a xlink:type="simple" xlink:href="https://www.youtube.com/watch?v=ns1LX6mEvyM" office:target-frame-name="_blank" xlink:show="new" text:style-name="Internet_20_link" text:visited-style-name="Visited_20_Internet_20_Link"><text:span text:style-name="T79">When adding text to a DOM element, should you use textContent or innerHTML? Why?</text:span></text:a><text:span text:style-name="T79"> </text:span><text:span text:style-name="T50">Use textContent instead of innerHTML so you dont get injected by javascript commands.</text:span></text:p>
        </text:list-item>
        <text:list-item>
          <text:p text:style-name="P111"><text:a xlink:type="simple" xlink:href="https://www.theodinproject.com/lessons/foundations-dom-manipulation-and-events#important-note" text:style-name="Internet_20_link" text:visited-style-name="Visited_20_Internet_20_Link"><text:span text:style-name="T79">Where should you include your JavaScript tag in your HTML file when working with DOM nodes?</text:span></text:a><text:span text:style-name="T79"> </text:span><text:span text:style-name="T50">Should be in the bottom or put it in head tag and defer it so it will run last.</text:span></text:p>
        </text:list-item>
        <text:list-item>
          <text:p text:style-name="P111"><text:a xlink:type="simple" xlink:href="https://www.theodinproject.com/lessons/foundations-dom-manipulation-and-events#events" text:style-name="Internet_20_link" text:visited-style-name="Visited_20_Internet_20_Link"><text:span text:style-name="T79">How do “events” and “listeners” work?</text:span></text:a><text:span text:style-name="T79"> </text:span><text:span text:style-name="T50">Events are any activities you can do in your webpage like clicking and the listener will detect it thus firing the function set by addEventListener.</text:span></text:p>
        </text:list-item>
        <text:list-item>
          <text:p text:style-name="P111"><text:a xlink:type="simple" xlink:href="https://www.theodinproject.com/lessons/foundations-dom-manipulation-and-events#events" text:style-name="Internet_20_link" text:visited-style-name="Visited_20_Internet_20_Link"><text:span text:style-name="T79">What are three ways to use events in your code?</text:span></text:a><text:span text:style-name="T79"> </text:span><text:span text:style-name="T52">HTML Inline event listener. JS DOM inline event listener. JS addEventListener</text:span></text:p>
        </text:list-item>
        <text:list-item>
          <text:p text:style-name="P111"><text:a xlink:type="simple" xlink:href="https://www.theodinproject.com/lessons/foundations-dom-manipulation-and-events#attaching-listeners-to-groups-of-nodes" text:style-name="Internet_20_link" text:visited-style-name="Visited_20_Internet_20_Link"><text:span text:style-name="T79">Why are event listeners the preferred way to handle events?</text:span></text:a><text:span text:style-name="T31"> </text:span><text:span text:style-name="T52">Because you can set-up of multiple event listener by that way.</text:span></text:p>
        </text:list-item>
        <text:list-item>
          <text:p text:style-name="P111"><text:a xlink:type="simple" xlink:href="https://www.theodinproject.com/lessons/foundations-dom-manipulation-and-events#method-3" text:style-name="Internet_20_link" text:visited-style-name="Visited_20_Internet_20_Link"><text:span text:style-name="T79">What are the benefits of using named functions in your listeners?</text:span></text:a><text:span text:style-name="T79"> </text:span><text:span text:style-name="T52">It will make the code cleaner plus reduce repetition of frequent used codes.</text:span></text:p>
        </text:list-item>
        <text:list-item>
          <text:p text:style-name="P111"><text:a xlink:type="simple" xlink:href="https://www.theodinproject.com/lessons/foundations-dom-manipulation-and-events#attaching-listeners-to-groups-of-nodes" text:style-name="Internet_20_link" text:visited-style-name="Visited_20_Internet_20_Link"><text:span text:style-name="T79">How do you attach listeners to groups of nodes?</text:span></text:a><text:span text:style-name="T79"> </text:span><text:span text:style-name="T52">Create a nodelist with document.querySelectorAll then loop the addEventListener using the forEach().</text:span></text:p>
        </text:list-item>
        <text:list-item>
          <text:p text:style-name="P111"><text:a xlink:type="simple" xlink:href="https://www.theodinproject.com/lessons/foundations-dom-manipulation-and-events#query-selectors" text:style-name="Internet_20_link" text:visited-style-name="Visited_20_Internet_20_Link"><text:span text:style-name="T79">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79">querySelector</text:span></text:span></text:a><text:a xlink:type="simple" xlink:href="https://www.theodinproject.com/lessons/foundations-dom-manipulation-and-events#query-selectors" text:style-name="Internet_20_link" text:visited-style-name="Visited_20_Internet_20_Link"><text:span text:style-name="T79"> and </text:span></text:a><text:a xlink:type="simple" xlink:href="https://www.theodinproject.com/lessons/foundations-dom-manipulation-and-events#query-selectors" text:style-name="Internet_20_link" text:visited-style-name="Visited_20_Internet_20_Link"><text:span text:style-name="Source_20_Text"><text:span text:style-name="T79">querySelectorAll</text:span></text:span></text:a><text:a xlink:type="simple" xlink:href="https://www.theodinproject.com/lessons/foundations-dom-manipulation-and-events#query-selectors" text:style-name="Internet_20_link" text:visited-style-name="Visited_20_Internet_20_Link"><text:span text:style-name="T79">?</text:span></text:a><text:span text:style-name="T79"> </text:span><text:span text:style-name="T52">QuerySelector will return a single element. While querySelectorAll will return a nodelist of all the element that matches it.</text:span></text:p>
        </text:list-item>
        <text:list-item>
          <text:p text:style-name="P111"><text:a xlink:type="simple" xlink:href="https://www.theodinproject.com/lessons/foundations-dom-manipulation-and-events#query-selectors" text:style-name="Internet_20_link" text:visited-style-name="Visited_20_Internet_20_Link"><text:span text:style-name="T79">What does a “nodelist” contain?</text:span></text:a><text:span text:style-name="T79"> </text:span><text:span text:style-name="T52">Nodelist contains a semi-array of elements.</text:span></text:p>
        </text:list-item>
        <text:list-item>
          <text:p text:style-name="P137"><text:a xlink:type="simple" xlink:href="https://www.youtube.com/watch?v=F1anRyL37lE" office:target-frame-name="_blank" xlink:show="new" text:style-name="Internet_20_link" text:visited-style-name="Visited_20_Internet_20_Link"><text:span text:style-name="T79">Explain the difference between “capture” and “bubbling”.</text:span></text:a><text:span text:style-name="T79">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209457503" text:style-name="L27">
          <text:list-item>
            <text:p text:style-name="P112"><text:a xlink:type="simple" xlink:href="https://javascript.info/object#summary" office:target-frame-name="_blank" xlink:show="new" text:style-name="Internet_20_link" text:visited-style-name="Visited_20_Internet_20_Link"><text:span text:style-name="T79">What is the difference between objects and arrays?</text:span></text:a><text:span text:style-name="T31"> </text:span><text:span text:style-name="T54">Objects have named components called key while array dont. It’s always a key: value combo.</text:span></text:p>
          </text:list-item>
          <text:list-item>
            <text:p text:style-name="P112"><text:a xlink:type="simple" xlink:href="https://developer.mozilla.org/en-US/docs/Learn/JavaScript/Objects/Basics#bracket_notation" office:target-frame-name="_blank" xlink:show="new" text:style-name="Internet_20_link" text:visited-style-name="Visited_20_Internet_20_Link"><text:span text:style-name="T79">How do you access object properties?</text:span></text:a><text:span text:style-name="T31"> </text:span><text:span text:style-name="T54">Object.key =&gt; value or object[‘key’] =&gt; value</text:span></text:p>
          </text:list-item>
          <text:list-item>
            <text:p text:style-name="P112"><text:a xlink:type="simple" xlink:href="https://www.youtube.com/watch?v=HB1ZC7czKRs&amp;t=233s" office:target-frame-name="_blank" xlink:show="new" text:style-name="Internet_20_link" text:visited-style-name="Visited_20_Internet_20_Link"><text:span text:style-name="T79">What is </text:span></text:a><text:a xlink:type="simple" xlink:href="https://www.youtube.com/watch?v=HB1ZC7czKRs&amp;t=233s" office:target-frame-name="_blank" xlink:show="new" text:style-name="Internet_20_link" text:visited-style-name="Visited_20_Internet_20_Link"><text:span text:style-name="Source_20_Text"><text:span text:style-name="T79">Array.prototype.map()</text:span></text:span></text:a><text:a xlink:type="simple" xlink:href="https://www.youtube.com/watch?v=HB1ZC7czKRs&amp;t=233s" office:target-frame-name="_blank" xlink:show="new" text:style-name="Internet_20_link" text:visited-style-name="Visited_20_Internet_20_Link"><text:span text:style-name="T79"> useful for?</text:span></text:a><text:span text:style-name="T31"> </text:span><text:span text:style-name="T54">It will run the function you’ll be calling to all members of an array or object.</text:span></text:p>
          </text:list-item>
          <text:list-item>
            <text:p text:style-name="P138"><text:a xlink:type="simple" xlink:href="https://youtu.be/HB1ZC7czKRs?t=467" office:target-frame-name="_blank" xlink:show="new" text:style-name="Internet_20_link" text:visited-style-name="Visited_20_Internet_20_Link"><text:span text:style-name="T79">What is </text:span></text:a><text:a xlink:type="simple" xlink:href="https://youtu.be/HB1ZC7czKRs?t=467" office:target-frame-name="_blank" xlink:show="new" text:style-name="Internet_20_link" text:visited-style-name="Visited_20_Internet_20_Link"><text:span text:style-name="Source_20_Text"><text:span text:style-name="T79">Array.prototype.reduce()</text:span></text:span></text:a><text:a xlink:type="simple" xlink:href="https://youtu.be/HB1ZC7czKRs?t=467" office:target-frame-name="_blank" xlink:show="new" text:style-name="Internet_20_link" text:visited-style-name="Visited_20_Internet_20_Link"><text:span text:style-name="T79"> useful for?</text:span></text:a><text:span text:style-name="T79">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51" text:outline-level="3"/>
      </text:section>
      <text:p text:style-name="P33">Introduction to the Backend</text:p>
      <text:section text:style-name="Sect1" text:name="Section1">
        <text:list xml:id="list576550246" text:style-name="L28">
          <text:list-item>
            <text:p text:style-name="P113"><text:a xlink:type="simple" xlink:href="https://techterms.com/definition/backend" office:target-frame-name="_blank" xlink:show="new" text:style-name="Internet_20_link" text:visited-style-name="Visited_20_Internet_20_Link"><text:span text:style-name="T79">What is back-end development?</text:span></text:a><text:span text:style-name="T79"> </text:span><text:span text:style-name="T55">Backend development is the coding behind every website that we cant see. Frontend are the sites for the website we interact with.</text:span></text:p>
          </text:list-item>
          <text:list-item>
            <text:p text:style-name="P113"><text:a xlink:type="simple" xlink:href="https://www.codecademy.com/articles/back-end-architecture/" office:target-frame-name="_blank" xlink:show="new" text:style-name="Internet_20_link" text:visited-style-name="Visited_20_Internet_20_Link"><text:span text:style-name="T79">How many parts does the backend consist of?</text:span></text:a><text:span text:style-name="T79"> </text:span><text:span text:style-name="T55">There are 3 parts for the backend.</text:span></text:p>
          </text:list-item>
          <text:list-item>
            <text:p text:style-name="P113"><text:a xlink:type="simple" xlink:href="https://www.codecademy.com/articles/back-end-architecture" office:target-frame-name="_blank" xlink:show="new" text:style-name="Internet_20_link" text:visited-style-name="Visited_20_Internet_20_Link"><text:span text:style-name="T79">Name each part of the backend.</text:span></text:a><text:span text:style-name="T79">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39"><text:a xlink:type="simple" xlink:href="https://www.codecademy.com/articles/back-end-architecture" office:target-frame-name="_blank" xlink:show="new" text:style-name="Internet_20_link" text:visited-style-name="Visited_20_Internet_20_Link"><text:span text:style-name="T79">Where does the backend store its data?</text:span></text:a><text:span text:style-name="T79"> </text:span><text:span text:style-name="T55">It is in the databse.</text:span></text:p>
          </text:list-item>
        </text:list>
      </text:section>
      <text:section text:style-name="Sect1" text:name="Section2">
        <text:h text:style-name="P52" text:outline-level="3"/>
        <text:p text:style-name="P44"><text:bookmark text:name="knowledge-check"/>and review the material it links to.</text:p>
        <text:section text:style-name="Sect1" text:name="Section3">
          <text:list xml:id="list1958579061" text:style-name="L29">
            <text:list-item>
              <text:p text:style-name="P114"><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79">What problems do frameworks solve?</text:span></text:a><text:span text:style-name="T79"> </text:span><text:span text:style-name="T56">Frameworks integrate all the coding needs you have into a single environment for easy access.</text:span></text:p>
            </text:list-item>
            <text:list-item>
              <text:p text:style-name="P115"><text:a xlink:type="simple" xlink:href="https://dev.to/aspittel/what-is-a-web-framework-and-why-should-i-use-one-38c0" office:target-frame-name="_blank" xlink:show="new" text:style-name="Internet_20_link" text:visited-style-name="Visited_20_Internet_20_Link"><text:span text:style-name="T79">Name some popular front-end and back-end frameworks.</text:span></text:a><text:span text:style-name="T83"> </text:span></text:p>
              <text:list>
                <text:list-item>
                  <text:p text:style-name="P109">Frontend: Vue, AngularJS, Angular 2+, React, Ember. </text:p>
                </text:list-item>
                <text:list-item>
                  <text:p text:style-name="P115"><text:span text:style-name="T56">Backend:Spring MVC, Django, Flask, </text:span><text:span text:style-name="T57">Ruby-on-rails, Meteor, Express</text:span></text:p>
                </text:list-item>
              </text:list>
            </text:list-item>
            <text:list-item>
              <text:p text:style-name="P140"><text:a xlink:type="simple" xlink:href="https://developer.mozilla.org/en-US/docs/Learn/Server-side/First_steps/Web_frameworks#how_to_select_a_web_framework" office:target-frame-name="_blank" xlink:show="new" text:style-name="Internet_20_link" text:visited-style-name="Visited_20_Internet_20_Link"><text:span text:style-name="T79">Describe the process of choosing a framework.</text:span></text:a></text:p>
              <text:list>
                <text:list-item>
                  <text:p text:style-name="P141">Effort to learn.</text:p>
                </text:list-item>
                <text:list-item>
                  <text:p text:style-name="P141">Productivity</text:p>
                </text:list-item>
                <text:list-item>
                  <text:p text:style-name="P141">Performance of the framework/programming language</text:p>
                </text:list-item>
                <text:list-item>
                  <text:p text:style-name="P141"><text:soft-page-break/>Caching support</text:p>
                </text:list-item>
                <text:list-item>
                  <text:p text:style-name="P141">Scalability</text:p>
                </text:list-item>
                <text:list-item>
                  <text:p text:style-name="P141">Web Security</text:p>
                </text:list-item>
              </text:list>
            </text:list-item>
          </text:list>
        </text:section>
        <text:section text:style-name="Sect1" text:name="Section4">
          <text:h text:style-name="P50" text:outline-level="3"><text:bookmark text:name="additional-resources3"/><text:span text:style-name="T79"><text:line-break/></text:span><text:span text:style-name="T84">Emmet</text:span></text:h>
          <text:list xml:id="list4277228493" text:style-name="L30">
            <text:list-item>
              <text:p text:style-name="P116"><text:a xlink:type="simple" xlink:href="https://www.theodinproject.com/lessons/node-path-intermediate-html-and-css-emmet#emmet" text:style-name="Internet_20_link" text:visited-style-name="Visited_20_Internet_20_Link"><text:span text:style-name="T79">Why should you use Emmet?</text:span></text:a><text:span text:style-name="T79"> </text:span><text:span text:style-name="T58">It is a code shortcut for creating html elements. Its like writing a css selector then the emmet will create that in the html.</text:span></text:p>
            </text:list-item>
            <text:list-item>
              <text:p text:style-name="P116"><text:a xlink:type="simple" xlink:href="https://www.theodinproject.com/lessons/node-path-intermediate-html-and-css-emmet#emmet" text:style-name="Internet_20_link" text:visited-style-name="Visited_20_Internet_20_Link"><text:span text:style-name="T79">What are some useful Emmet abbreviations?</text:span></text:a><text:span text:style-name="T79"> </text:span><text:span text:style-name="T58">Using ! To create a bare html format.</text:span></text:p>
            </text:list-item>
            <text:list-item>
              <text:p text:style-name="P116"><text:a xlink:type="simple" xlink:href="https://docs.emmet.io/cheat-sheet/" office:target-frame-name="_blank" xlink:show="new" text:style-name="Internet_20_link" text:visited-style-name="Visited_20_Internet_20_Link"><text:span text:style-name="T79">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79">&lt;p class="text"&gt;&lt;/p&gt;</text:span></text:span></text:a><text:a xlink:type="simple" xlink:href="https://docs.emmet.io/cheat-sheet/" office:target-frame-name="_blank" xlink:show="new" text:style-name="Internet_20_link" text:visited-style-name="Visited_20_Internet_20_Link"><text:span text:style-name="T79">?</text:span></text:a><text:span text:style-name="T79"> </text:span><text:span text:style-name="T58">p.text</text:span></text:p>
            </text:list-item>
            <text:list-item>
              <text:p text:style-name="P116"><text:a xlink:type="simple" xlink:href="https://docs.emmet.io/cheat-sheet/" office:target-frame-name="_blank" xlink:show="new" text:style-name="Internet_20_link" text:visited-style-name="Visited_20_Internet_20_Link"><text:span text:style-name="T79">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79">&lt;div&gt;&lt;p&gt;&lt;/p&gt;&lt;/div&gt;</text:span></text:span></text:a><text:span text:style-name="T79"> </text:span><text:span text:style-name="T58">div&gt;p</text:span></text:p>
            </text:list-item>
            <text:list-item>
              <text:p text:style-name="P143"><text:a xlink:type="simple" xlink:href="https://docs.emmet.io/cheat-sheet/" office:target-frame-name="_blank" xlink:show="new" text:style-name="Internet_20_link" text:visited-style-name="Visited_20_Internet_20_Link"><text:span text:style-name="T79">What syntax would you use to create three elements that have the same class name?</text:span></text:a></text:p>
              <text:list>
                <text:list-header>
                  <text:p text:style-name="P143"><text:span text:style-name="T31">.</text:span><text:span text:style-name="T58">class-name*3</text:span></text:p>
                </text:list-header>
              </text:list>
            </text:list-item>
          </text:list>
          <text:p text:style-name="P48"/>
        </text:section>
        <text:h text:style-name="P53" text:outline-level="3"><text:bookmark text:name="additional-resources"/><text:span text:style-name="T79"><text:line-break/></text:span><text:span text:style-name="T86">Form Basics</text:span></text:h>
        <text:list xml:id="list1861852629" text:style-name="L31">
          <text:list-item>
            <text:p text:style-name="P117"><text:a xlink:type="simple" xlink:href="https://www.theodinproject.com/lessons/node-path-intermediate-html-and-css-form-basics#the-form-element" text:style-name="Internet_20_link" text:visited-style-name="Visited_20_Internet_20_Link"><text:span text:style-name="T79">Explain what the form element is for and what two attributes it should always include.</text:span></text:a><text:span text:style-name="T79">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17"><text:a xlink:type="simple" xlink:href="https://www.theodinproject.com/lessons/node-path-intermediate-html-and-css-form-basics#form-controls" text:style-name="Internet_20_link" text:visited-style-name="Visited_20_Internet_20_Link"><text:span text:style-name="T79">Explain what form controls are at a high level.</text:span></text:a><text:span text:style-name="T79"> </text:span><text:span text:style-name="T1">These are all the elements users will interact with on the form, such as text boxes, dropdowns, checkboxes and buttons.</text:span></text:p>
          </text:list-item>
          <text:list-item>
            <text:p text:style-name="P117"><text:a xlink:type="simple" xlink:href="https://www.theodinproject.com/lessons/node-path-intermediate-html-and-css-form-basics#the-name-attribute" text:style-name="Internet_20_link" text:visited-style-name="Visited_20_Internet_20_Link"><text:span text:style-name="T79">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79">name</text:span></text:span></text:a><text:a xlink:type="simple" xlink:href="https://www.theodinproject.com/lessons/node-path-intermediate-html-and-css-form-basics#the-name-attribute" text:style-name="Internet_20_link" text:visited-style-name="Visited_20_Internet_20_Link"><text:span text:style-name="T79"> attribute for?</text:span></text:a><text:span text:style-name="T79"> </text:span><text:span text:style-name="T59">The value of the name attribute will be the name that the server will be using on its backend for all the form input values you sent.</text:span></text:p>
          </text:list-item>
          <text:list-item>
            <text:p text:style-name="P117"><text:a xlink:type="simple" xlink:href="https://www.theodinproject.com/lessons/node-path-intermediate-html-and-css-form-basics#selection-elements" text:style-name="Internet_20_link" text:visited-style-name="Visited_20_Internet_20_Link"><text:span text:style-name="T79">What are the three most common form controls you can use for allowing users to select predefined options?</text:span></text:a><text:span text:style-name="T85"> </text:span><text:span text:style-name="T59">Radio buttons, checkbox, &amp; dropdown list using select element.</text:span></text:p>
          </text:list-item>
          <text:list-item>
            <text:p text:style-name="P117"><text:a xlink:type="simple" xlink:href="https://www.theodinproject.com/lessons/node-path-intermediate-html-and-css-form-basics#buttons" text:style-name="Internet_20_link" text:visited-style-name="Visited_20_Internet_20_Link"><text:span text:style-name="T79">What are the three types of buttons in HTML?</text:span></text:a><text:span text:style-name="T79"> </text:span><text:span text:style-name="T59">Submit button use for sending the form. Reset button for resetting the inputted data in the form. And Button that is highly customizable by javascript.</text:span></text:p>
          </text:list-item>
          <text:list-item>
            <text:p text:style-name="P144"><text:a xlink:type="simple" xlink:href="https://www.theodinproject.com/lessons/node-path-intermediate-html-and-css-form-basics#a-note-on-styling-forms" text:style-name="Internet_20_link" text:visited-style-name="Visited_20_Internet_20_Link"><text:span text:style-name="T79">What are the two most challenging aspects of styling forms?</text:span></text:a><text:span text:style-name="T79">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49"/>
      </text:section>
      <text:h text:style-name="P57" text:outline-level="3">Form Validation</text:h>
      <text:list xml:id="list3417965435" text:style-name="L32">
        <text:list-item>
          <text:p text:style-name="P118"><text:a xlink:type="simple" xlink:href="https://www.theodinproject.com/lessons/node-path-intermediate-html-and-css-form-validation#required-validation" text:style-name="Internet_20_link" text:visited-style-name="Visited_20_Internet_20_Link"><text:span text:style-name="T79">What does the required validation do?</text:span></text:a><text:span text:style-name="T79"> </text:span><text:span text:style-name="T61">To make sure that the user can’t input wrong or problematic data to the server &amp; database.</text:span></text:p>
        </text:list-item>
        <text:list-item>
          <text:p text:style-name="P118"><text:a xlink:type="simple" xlink:href="https://www.theodinproject.com/lessons/node-path-intermediate-html-and-css-form-validation#text-length-validations" text:style-name="Internet_20_link" text:visited-style-name="Visited_20_Internet_20_Link"><text:span text:style-name="T79">What validations can you use for checking text length?</text:span></text:a><text:span text:style-name="T79"> </text:span><text:span text:style-name="T61">minlength</text:span></text:p>
        </text:list-item>
        <text:list-item>
          <text:p text:style-name="P118"><text:a xlink:type="simple" xlink:href="https://www.theodinproject.com/lessons/node-path-intermediate-html-and-css-form-validation#number-range-validations" text:style-name="Internet_20_link" text:visited-style-name="Visited_20_Internet_20_Link"><text:span text:style-name="T79">How can you validate the minimum and maximum of numeric inputs?</text:span></text:a><text:span text:style-name="T79"> </text:span><text:span text:style-name="T61">Min &amp; max</text:span></text:p>
        </text:list-item>
        <text:list-item>
          <text:p text:style-name="P118"><text:a xlink:type="simple" xlink:href="https://www.theodinproject.com/lessons/node-path-intermediate-html-and-css-form-validation#pattern-validations" text:style-name="Internet_20_link" text:visited-style-name="Visited_20_Internet_20_Link"><text:span text:style-name="T79">What can you use the pattern validation for?</text:span></text:a><text:span text:style-name="T79"> </text:span><text:span text:style-name="T61">To enforce a pattern string for your inputs by using regex.</text:span></text:p>
        </text:list-item>
        <text:list-item>
          <text:p text:style-name="P145"><text:a xlink:type="simple" xlink:href="https://www.theodinproject.com/lessons/node-path-intermediate-html-and-css-form-validation#styling-validations" text:style-name="Internet_20_link" text:visited-style-name="Visited_20_Internet_20_Link"><text:span text:style-name="T79">What pseudo css selectors are available for styling valid and invalid inputs?</text:span></text:a><text:span text:style-name="T79"> </text:span><text:span text:style-name="T31">:</text:span><text:span text:style-name="T61">valid &amp; :invalid</text:span></text:p>
        </text:list-item>
      </text:list>
      <text:h text:style-name="P50" text:outline-level="3"><text:a xlink:type="simple" xlink:href="https://www.theodinproject.com/lessons/node-path-intermediate-html-and-css-svg#knowledge-check" text:style-name="Internet_20_link" text:visited-style-name="Visited_20_Internet_20_Link"><text:span text:style-name="T61"/></text:a></text:h>
      <text:h text:style-name="P54" text:outline-level="3">SVG</text:h>
      <text:list xml:id="list795323358" text:style-name="L33">
        <text:list-item>
          <text:p text:style-name="P119"><text:a xlink:type="simple" xlink:href="https://www.theodinproject.com/lessons/node-path-intermediate-html-and-css-svg#anatomy-of-an-svg" text:style-name="Internet_20_link" text:visited-style-name="Visited_20_Internet_20_Link"><text:span text:style-name="T79">What is the </text:span></text:a><text:a xlink:type="simple" xlink:href="https://www.theodinproject.com/lessons/node-path-intermediate-html-and-css-svg#anatomy-of-an-svg" text:style-name="Internet_20_link" text:visited-style-name="Visited_20_Internet_20_Link"><text:span text:style-name="Source_20_Text"><text:span text:style-name="T79">xmlns</text:span></text:span></text:a><text:a xlink:type="simple" xlink:href="https://www.theodinproject.com/lessons/node-path-intermediate-html-and-css-svg#anatomy-of-an-svg" text:style-name="Internet_20_link" text:visited-style-name="Visited_20_Internet_20_Link"><text:span text:style-name="T79"> attribute?</text:span></text:a><text:span text:style-name="T79"> </text:span><text:span text:style-name="T62">It specifies the dialect of the svg file that you will be using. </text:span></text:p>
        </text:list-item>
        <text:list-item>
          <text:p text:style-name="P119"><text:a xlink:type="simple" xlink:href="https://www.theodinproject.com/lessons/node-path-intermediate-html-and-css-svg#drawbacks" text:style-name="Internet_20_link" text:visited-style-name="Visited_20_Internet_20_Link"><text:span text:style-name="T79">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79">wouldn’t</text:span></text:span></text:a><text:a xlink:type="simple" xlink:href="https://www.theodinproject.com/lessons/node-path-intermediate-html-and-css-svg#drawbacks" text:style-name="Internet_20_link" text:visited-style-name="Visited_20_Internet_20_Link"><text:span text:style-name="T79"> want to use SVG?</text:span></text:a><text:span text:style-name="T79"> </text:span><text:span text:style-name="T62">For complicated images, shapes, &amp; designs. Also dont use for hyper-realistic images.</text:span></text:p>
        </text:list-item>
        <text:list-item>
          <text:p text:style-name="P146"><text:a xlink:type="simple" xlink:href="https://www.theodinproject.com/lessons/node-path-intermediate-html-and-css-svg#embedding-svgs" text:style-name="Internet_20_link" text:visited-style-name="Visited_20_Internet_20_Link"><text:span text:style-name="T79">What are the benefits of “inlining” your SVGs? What are the drawbacks?</text:span></text:a><text:span text:style-name="T79"> </text:span><text:span text:style-name="T62">The advantage of inline svg is you can edit it with css for a more dynamic svg image. The drawback is it make your code hard to read.</text:span></text:p>
        </text:list-item>
      </text:list>
      <text:p text:style-name="P45"/>
      <text:p text:style-name="P46">Tables</text:p>
      <text:list xml:id="list4267249124" text:style-name="L34">
        <text:list-item>
          <text:p text:style-name="P120"><text:a xlink:type="simple" xlink:href="https://developer.mozilla.org/en-US/docs/Learn/HTML/Tables/Basics#what_is_a_table_" office:target-frame-name="_blank" xlink:show="new" text:style-name="Internet_20_link" text:visited-style-name="Visited_20_Internet_20_Link"><text:span text:style-name="T79">What is a table?</text:span></text:a><text:span text:style-name="T79"> </text:span><text:span text:style-name="T63">Efficient way of showing related data.</text:span></text:p>
        </text:list-item>
        <text:list-item>
          <text:p text:style-name="P120"><text:a xlink:type="simple" xlink:href="https://developer.mozilla.org/en-US/docs/Learn/HTML/Tables/Basics#when_should_you_not_use_html_tables" office:target-frame-name="_blank" xlink:show="new" text:style-name="Internet_20_link" text:visited-style-name="Visited_20_Internet_20_Link"><text:span text:style-name="T79">Why is it a bad idea to use HTML Tables for page layout?</text:span></text:a><text:span text:style-name="T79"> </text:span><text:span text:style-name="T63">It’s kinda complicated to set-up rather than with MS Excel. Also it will be hard for screen-reader to read it for user accessibility.</text:span></text:p>
        </text:list-item>
        <text:list-item>
          <text:p text:style-name="P120"><text:a xlink:type="simple" xlink:href="https://developer.mozilla.org/en-US/docs/Learn/HTML/Tables/Advanced#adding_a_caption_to_your_table_with_caption" office:target-frame-name="_blank" xlink:show="new" text:style-name="Internet_20_link" text:visited-style-name="Visited_20_Internet_20_Link"><text:span text:style-name="T79">What are caption elements useful for?</text:span></text:a><text:span text:style-name="T79"> </text:span><text:span text:style-name="T63">It defines the table. Screen-reader will read it first rather than the whole table first.</text:span></text:p>
        </text:list-item>
        <text:list-item>
          <text:p text:style-name="P147"><text:a xlink:type="simple" xlink:href="https://developer.mozilla.org/en-US/docs/Learn/HTML/Tables/Advanced#the_scope_attribute" office:target-frame-name="_blank" xlink:show="new" text:style-name="Internet_20_link" text:visited-style-name="Visited_20_Internet_20_Link"><text:span text:style-name="T79">What is the scope attribute?</text:span></text:a><text:span text:style-name="T79"> </text:span><text:span text:style-name="T63">It will tell if that th is for column or row header. Also colgroup and rowgroup can be used for headers under it.</text:span></text:p>
        </text:list-item>
      </text:list>
      <text:p text:style-name="P45"/>
      <text:p text:style-name="P34"><text:soft-page-break/>Default Styles</text:p>
      <text:list xml:id="list2345659551" text:style-name="L35">
        <text:list-item>
          <text:p text:style-name="P148"><text:a xlink:type="simple" xlink:href="https://www.theodinproject.com/lessons/node-path-intermediate-html-and-css-default-styles#default-styles" text:style-name="Internet_20_link" text:visited-style-name="Visited_20_Internet_20_Link"><text:span text:style-name="T79">Why would you want to use a CSS reset?</text:span></text:a><text:span text:style-name="T79"> </text:span><text:span text:style-name="T64">So all browsers have a common baseground when you try to style them with CSS.</text:span></text:p>
        </text:list-item>
      </text:list>
      <text:p text:style-name="P10"/>
      <text:p text:style-name="P35">CSS Units</text:p>
      <text:list xml:id="list3240105022" text:style-name="L36">
        <text:list-item>
          <text:p text:style-name="P121"><text:a xlink:type="simple" xlink:href="https://www.theodinproject.com/lessons/node-path-intermediate-html-and-css-css-units#em-and-rem" text:style-name="Internet_20_link" text:visited-style-name="Visited_20_Internet_20_Link"><text:span text:style-name="T79">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79">em</text:span></text:span></text:a><text:a xlink:type="simple" xlink:href="https://www.theodinproject.com/lessons/node-path-intermediate-html-and-css-css-units#em-and-rem" text:style-name="Internet_20_link" text:visited-style-name="Visited_20_Internet_20_Link"><text:span text:style-name="T79"> or </text:span></text:a><text:a xlink:type="simple" xlink:href="https://www.theodinproject.com/lessons/node-path-intermediate-html-and-css-css-units#em-and-rem" text:style-name="Internet_20_link" text:visited-style-name="Visited_20_Internet_20_Link"><text:span text:style-name="Source_20_Text"><text:span text:style-name="T79">rem</text:span></text:span></text:a><text:a xlink:type="simple" xlink:href="https://www.theodinproject.com/lessons/node-path-intermediate-html-and-css-css-units#em-and-rem" text:style-name="Internet_20_link" text:visited-style-name="Visited_20_Internet_20_Link"><text:span text:style-name="T79">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79">px</text:span></text:span></text:a><text:a xlink:type="simple" xlink:href="https://www.theodinproject.com/lessons/node-path-intermediate-html-and-css-css-units#em-and-rem" text:style-name="Internet_20_link" text:visited-style-name="Visited_20_Internet_20_Link"><text:span text:style-name="T79">?</text:span></text:a><text:span text:style-name="T79"> </text:span><text:span text:style-name="T65">To add customizability when the user decides to change font-size for more readability.</text:span></text:p>
        </text:list-item>
        <text:list-item>
          <text:p text:style-name="P121"><text:a xlink:type="simple" xlink:href="https://www.theodinproject.com/lessons/node-path-intermediate-html-and-css-css-units#viewport-units" text:style-name="Internet_20_link" text:visited-style-name="Visited_20_Internet_20_Link"><text:span text:style-name="T79">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79">vh</text:span></text:span></text:a><text:a xlink:type="simple" xlink:href="https://www.theodinproject.com/lessons/node-path-intermediate-html-and-css-css-units#viewport-units" text:style-name="Internet_20_link" text:visited-style-name="Visited_20_Internet_20_Link"><text:span text:style-name="T79"> and </text:span></text:a><text:a xlink:type="simple" xlink:href="https://www.theodinproject.com/lessons/node-path-intermediate-html-and-css-css-units#viewport-units" text:style-name="Internet_20_link" text:visited-style-name="Visited_20_Internet_20_Link"><text:span text:style-name="Source_20_Text"><text:span text:style-name="T79">vw</text:span></text:span></text:a><text:a xlink:type="simple" xlink:href="https://www.theodinproject.com/lessons/node-path-intermediate-html-and-css-css-units#viewport-units" text:style-name="Internet_20_link" text:visited-style-name="Visited_20_Internet_20_Link"><text:span text:style-name="T79">?</text:span></text:a><text:span text:style-name="T79"> </text:span><text:span text:style-name="T65">When you want to size something in reference to user’s viewport. Example is showing a media player.</text:span></text:p>
        </text:list-item>
        <text:list-item>
          <text:p text:style-name="P149"><text:a xlink:type="simple" xlink:href="https://codyloyd.com/2021/css-units/" office:target-frame-name="_blank" xlink:show="new" text:style-name="Internet_20_link" text:visited-style-name="Visited_20_Internet_20_Link"><text:span text:style-name="T79">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79">px</text:span></text:span></text:a><text:a xlink:type="simple" xlink:href="https://codyloyd.com/2021/css-units/" office:target-frame-name="_blank" xlink:show="new" text:style-name="Internet_20_link" text:visited-style-name="Visited_20_Internet_20_Link"><text:span text:style-name="T79">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4226565489" text:style-name="L37">
        <text:list-item>
          <text:p text:style-name="P122"><text:a xlink:type="simple" xlink:href="https://www.theodinproject.com/lessons/node-path-intermediate-html-and-css-more-text-styles#online-font-libraries" text:style-name="Internet_20_link" text:visited-style-name="Visited_20_Internet_20_Link"><text:span text:style-name="T79">What are the 2 ways to add fonts that are not installed on a user’s computer?</text:span></text:a><text:span text:style-name="T79"> </text:span><text:span text:style-name="T67">By linking it inside an html using link element. By importing it from the internet by @import url in css file. Also by downloading font file then putting it on the css by:</text:span></text:p>
        </text:list-item>
      </text:list>
      <text:p text:style-name="P42"><text:tab/>@font-face {</text:p>
      <text:p text:style-name="P42"><text:tab/><text:tab/>font-family: ‘new-font’;</text:p>
      <text:p text:style-name="P42"><text:tab/><text:tab/>src: ‘../font/new-font.woff’</text:p>
      <text:list xml:id="list154706840900563" text:continue-numbering="true" text:style-name="L37">
        <text:list-item>
          <text:p text:style-name="P122"><text:a xlink:type="simple" xlink:href="https://www.theodinproject.com/lessons/node-path-intermediate-html-and-css-more-text-styles#the-system-font-stack" text:style-name="Internet_20_link" text:visited-style-name="Visited_20_Internet_20_Link"><text:span text:style-name="T79">What is the ‘system font stack’ and why would you want to use it?</text:span></text:a><text:span text:style-name="T79"> </text:span><text:span text:style-name="T67">So theres a fallback font just in case the original font you inserted broke.</text:span></text:p>
        </text:list-item>
        <text:list-item>
          <text:p text:style-name="P122"><text:a xlink:type="simple" xlink:href="https://www.theodinproject.com/lessons/node-path-intermediate-html-and-css-more-text-styles#letter-spacing" text:style-name="Internet_20_link" text:visited-style-name="Visited_20_Internet_20_Link"><text:span text:style-name="T79">Which property would you use to increase or decrease the space between letters in a word?</text:span></text:a><text:span text:style-name="T87"> </text:span><text:span text:style-name="T67">letter-spacing</text:span></text:p>
        </text:list-item>
        <text:list-item>
          <text:p text:style-name="P150"><text:a xlink:type="simple" xlink:href="https://www.theodinproject.com/lessons/node-path-intermediate-html-and-css-more-text-styles#line-height" text:style-name="Internet_20_link" text:visited-style-name="Visited_20_Internet_20_Link"><text:span text:style-name="T79">Which property would you use to increase or decrease the space between lines in a paragraph?</text:span></text:a><text:span text:style-name="T79">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1725639893" text:style-name="L38">
        <text:list-item>
          <text:p text:style-name="P123"><text:a xlink:type="simple" xlink:href="https://www.theodinproject.com/lessons/node-path-intermediate-html-and-css-more-css-properties#opacity" text:style-name="Internet_20_link" text:visited-style-name="Visited_20_Internet_20_Link"><text:span text:style-name="T79">Which property would you use to make an element transparent?</text:span></text:a><text:span text:style-name="T79"> </text:span><text:span text:style-name="T68">Opacity: 0;</text:span></text:p>
        </text:list-item>
        <text:list-item>
          <text:p text:style-name="P123"><text:a xlink:type="simple" xlink:href="https://www.theodinproject.com/lessons/node-path-intermediate-html-and-css-more-css-properties#background" text:style-name="Internet_20_link" text:visited-style-name="Visited_20_Internet_20_Link"><text:span text:style-name="T79">Which property would you use to make a background image tile?</text:span></text:a><text:span text:style-name="T88"> </text:span><text:span text:style-name="T68">Background-image: &lt;url&gt;;</text:span></text:p>
        </text:list-item>
        <text:list-item>
          <text:p text:style-name="P123"><text:a xlink:type="simple" xlink:href="https://www.theodinproject.com/lessons/node-path-intermediate-html-and-css-more-css-properties#overflow" text:style-name="Internet_20_link" text:visited-style-name="Visited_20_Internet_20_Link"><text:span text:style-name="T79">Which property would you use to add scrollbars to an element?</text:span></text:a><text:span text:style-name="T79"> </text:span><text:span text:style-name="T68">Overflow: scroll;</text:span></text:p>
        </text:list-item>
        <text:list-item>
          <text:p text:style-name="P123"><text:a xlink:type="simple" xlink:href="https://www.theodinproject.com/lessons/node-path-intermediate-html-and-css-more-css-properties#box-shadow" text:style-name="Internet_20_link" text:visited-style-name="Visited_20_Internet_20_Link"><text:span text:style-name="T79">Which property would you use to add a shadow behind an element?</text:span></text:a><text:span text:style-name="T68"> Box-shadow;</text:span></text:p>
        </text:list-item>
        <text:list-item>
          <text:p text:style-name="P123"><text:a xlink:type="simple" xlink:href="https://www.theodinproject.com/lessons/node-path-intermediate-html-and-css-more-css-properties#borders" text:style-name="Internet_20_link" text:visited-style-name="Visited_20_Internet_20_Link"><text:span text:style-name="T79">Which property would you use to create rounded corners on an element?</text:span></text:a><text:span text:style-name="T79"> </text:span><text:span text:style-name="T68">Border-radius;</text:span></text:p>
        </text:list-item>
        <text:list-item>
          <text:p text:style-name="P151"><text:a xlink:type="simple" xlink:href="https://developer.mozilla.org/en-US/docs/Web/CSS/border-radius" office:target-frame-name="_blank" xlink:show="new" text:style-name="Internet_20_link" text:visited-style-name="Visited_20_Internet_20_Link"><text:span text:style-name="T79">How would you use border-radius to make a circular element?</text:span></text:a><text:span text:style-name="T79"> </text:span><text:span text:style-name="T68">Border-radius: </text:span><text:span text:style-name="T69">100%;</text:span></text:p>
        </text:list-item>
      </text:list>
      <text:p text:style-name="P142"/>
      <text:p text:style-name="P47"><text:span text:style-name="T89">A</text:span>dvanced Selectors</text:p>
      <text:list xml:id="list2157438411" text:style-name="L39">
        <text:list-item>
          <text:p text:style-name="P124"><text:a xlink:type="simple" xlink:href="https://www.theodinproject.com/lessons/node-path-intermediate-html-and-css-advanced-selectors#childvdesc-knowledge-check" text:style-name="Internet_20_link" text:visited-style-name="Visited_20_Internet_20_Link"><text:span text:style-name="T79">What is the difference between the child combinator and the descendant combinator?</text:span></text:a><text:span text:style-name="T79"> </text:span><text:span text:style-name="T70">Descendant combinator will select all the descendant within that ancestor. Child combinator will only select the immediate direct child of that parent</text:span></text:p>
        </text:list-item>
        <text:list-item>
          <text:p text:style-name="P124"><text:a xlink:type="simple" xlink:href="https://www.theodinproject.com/lessons/node-path-intermediate-html-and-css-advanced-selectors#syntax-exist-knowledge-check" text:style-name="Internet_20_link" text:visited-style-name="Visited_20_Internet_20_Link"><text:span text:style-name="T79">How does the syntax of pseudo-classes and pseudo-elements differ?</text:span></text:a><text:span text:style-name="T79"> </text:span><text:span text:style-name="T70">Pseudo-classes only have one colon (:) and pseudo-elements have two colon (::).</text:span></text:p>
        </text:list-item>
        <text:list-item>
          <text:p text:style-name="P124"><text:a xlink:type="simple" xlink:href="https://www.theodinproject.com/lessons/node-path-intermediate-html-and-css-advanced-selectors#syntax-exist-knowledge-check" text:style-name="Internet_20_link" text:visited-style-name="Visited_20_Internet_20_Link"><text:span text:style-name="T79">Do pseudo-classes exist somewhere in HTML? Do pseudo-elements?</text:span></text:a><text:span text:style-name="T79"> </text:span><text:span text:style-name="T70">Pseudo-classes are already existing inside the HTML waiting to be selected while pseudo-element is normally not.</text:span></text:p>
        </text:list-item>
        <text:list-item>
          <text:p text:style-name="P125"><text:a xlink:type="simple" xlink:href="https://www.theodinproject.com/lessons/node-path-intermediate-html-and-css-advanced-selectors#second-child-knowledge-check" text:style-name="Internet_20_link" text:visited-style-name="Visited_20_Internet_20_Link"><text:span text:style-name="T79">Name two ways you could select every second child of an element, starting with the first.</text:span></text:a><text:span text:style-name="T79"> </text:span></text:p>
          <text:p text:style-name="P110">:nth-child(2n)</text:p>
          <text:p text:style-name="P110">:nth-child(2n+2)</text:p>
        </text:list-item>
        <text:list-item>
          <text:p text:style-name="P124"><text:a xlink:type="simple" xlink:href="https://www.theodinproject.com/lessons/node-path-intermediate-html-and-css-advanced-selectors#first-child-knowledge-check" text:style-name="Internet_20_link" text:visited-style-name="Visited_20_Internet_20_Link"><text:span text:style-name="T79">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79">div:first-child</text:span></text:span></text:a><text:a xlink:type="simple" xlink:href="https://www.theodinproject.com/lessons/node-path-intermediate-html-and-css-advanced-selectors#first-child-knowledge-check" text:style-name="Internet_20_link" text:visited-style-name="Visited_20_Internet_20_Link"><text:span text:style-name="T79">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79">div:last-child</text:span></text:span></text:a><text:a xlink:type="simple" xlink:href="https://www.theodinproject.com/lessons/node-path-intermediate-html-and-css-advanced-selectors#first-child-knowledge-check" text:style-name="Internet_20_link" text:visited-style-name="Visited_20_Internet_20_Link"><text:span text:style-name="T79">? What will each select?</text:span></text:a><text:span text:style-name="T79"> </text:span><text:span text:style-name="T71">The first one will select the first-child of div. The other will select the last-child of div.</text:span></text:p>
        </text:list-item>
        <text:list-item>
          <text:p text:style-name="P124"><text:a xlink:type="simple" xlink:href="https://www.theodinproject.com/lessons/node-path-intermediate-html-and-css-advanced-selectors#hover-active-knowledge-check" text:style-name="Internet_20_link" text:visited-style-name="Visited_20_Internet_20_Link"><text:span text:style-name="T79">What selector would you use to style a button a user is currently hovering over? How about one that is currently being clicked on?</text:span></text:a><text:span text:style-name="T79"> </text:span><text:span text:style-name="T31">:</text:span><text:span text:style-name="T71">hover and :</text:span><text:span text:style-name="T72">active</text:span></text:p>
        </text:list-item>
        <text:list-item>
          <text:p text:style-name="P124"><text:a xlink:type="simple" xlink:href="https://www.theodinproject.com/lessons/node-path-intermediate-html-and-css-advanced-selectors#type-text-knowledge-check" text:style-name="Internet_20_link" text:visited-style-name="Visited_20_Internet_20_Link"><text:span text:style-name="T79">How could you select all input elements with a type of text?</text:span></text:a><text:span text:style-name="T79"> </text:span><text:span text:style-name="T73">[input = “text”]</text:span></text:p>
        </text:list-item>
        <text:list-item>
          <text:p text:style-name="P152"><text:a xlink:type="simple" xlink:href="https://www.theodinproject.com/lessons/node-path-intermediate-html-and-css-advanced-selectors#thunder-knowledge-check" text:style-name="Internet_20_link" text:visited-style-name="Visited_20_Internet_20_Link"><text:span text:style-name="T79">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79">thunder</text:span></text:span></text:a><text:a xlink:type="simple" xlink:href="https://www.theodinproject.com/lessons/node-path-intermediate-html-and-css-advanced-selectors#thunder-knowledge-check" text:style-name="Internet_20_link" text:visited-style-name="Visited_20_Internet_20_Link"><text:span text:style-name="T79"> ?</text:span></text:a><text:span text:style-name="T79"> </text:span><text:span text:style-name="T73">[classes ^= “thunder”]</text:span></text:p>
        </text:list-item>
      </text:list>
      <text:p text:style-name="P142"/>
      <text:p text:style-name="P142"/>
      <text:p text:style-name="P142"/>
      <text:p text:style-name="P142"/>
      <text:p text:style-name="P142"/>
      <text:p text:style-name="P74"><text:soft-page-break/>Positioning</text:p>
      <text:list xml:id="list2384059681" text:style-name="L40">
        <text:list-item>
          <text:p text:style-name="P126"><text:a xlink:type="simple" xlink:href="https://www.theodinproject.com/lessons/node-path-intermediate-html-and-css-positioning#static-and-relative-positioning" text:style-name="Internet_20_link" text:visited-style-name="Visited_20_Internet_20_Link"><text:span text:style-name="T79">What is the difference between static and relative positioning?</text:span></text:a><text:span text:style-name="T79"> </text:span><text:span text:style-name="T74">Static is the default position and it will position elements in its natural flow. Relative is positioning of elements in relative from its natural or original position.</text:span></text:p>
        </text:list-item>
        <text:list-item>
          <text:p text:style-name="P126"><text:a xlink:type="simple" xlink:href="https://www.theodinproject.com/lessons/node-path-intermediate-html-and-css-positioning#absolute-positioning" text:style-name="Internet_20_link" text:visited-style-name="Visited_20_Internet_20_Link"><text:span text:style-name="T79">What is absolute positioning useful for?</text:span></text:a><text:span text:style-name="T79"> </text:span><text:span text:style-name="T75">Absolute position is important when you want to position an element anywhere in the html and also other elements ignoring it’s original position.</text:span></text:p>
        </text:list-item>
        <text:list-item>
          <text:p text:style-name="P153"><text:a xlink:type="simple" xlink:href="https://www.kevinpowell.co/article/positition-fixed-vs-sticky/" office:target-frame-name="_blank" xlink:show="new" text:style-name="Internet_20_link" text:visited-style-name="Visited_20_Internet_20_Link"><text:span text:style-name="T79">What is the difference between fixed and sticky positioning?</text:span></text:a><text:span text:style-name="T79">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6-11T15:47:05.905119532</dc:date>
    <meta:editing-duration>PT6H7M25S</meta:editing-duration>
    <meta:editing-cycles>77</meta:editing-cycles>
    <meta:generator>LibreOffice/6.4.7.2$Linux_X86_64 LibreOffice_project/40$Build-2</meta:generator>
    <meta:document-statistic meta:table-count="0" meta:image-count="0" meta:object-count="0" meta:page-count="17" meta:paragraph-count="302" meta:word-count="5322" meta:character-count="30043" meta:non-whitespace-character-count="25245"/>
  </office:meta>
</office:document-meta>
</file>